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6.237cm" svg:y="28.394cm">
            <draw:object draw:notify-on-update-of-ranges="Φύλλο3.A54:Φύλλο3.A61 Φύλλο3.B54:Φύλλο3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99cm" svg:y="39.282cm">
            <draw:object draw:notify-on-update-of-ranges="Φύλλο3.B97:Φύλλο3.B100 Φύλλο3.C96:Φύλλο3.C96 Φύλλο3.C97:Φύλλο3.C100 Φύλλο3.D96:Φύλλο3.D96 Φύλλο3.D97:Φύλλο3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office:value-type="float" office:value="1.484" calcext:value-type="float">
            <text:p>1,4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office:value-type="float" office:value="20.46" calcext:value-type="float">
            <text:p>20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office:value-type="float" office:value="88.208" calcext:value-type="float">
            <text:p>88,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office:value-type="float" office:value="20.826" calcext:value-type="float">
            <text:p>20,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office:value-type="float" office:value="111.909" calcext:value-type="float">
            <text:p>111,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office:value-type="float" office:value="113.554" calcext:value-type="float">
            <text:p>113,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office:value-type="float" office:value="2.155" calcext:value-type="float">
            <text:p>2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office:value-type="float" office:value="11.825" calcext:value-type="float">
            <text:p>11,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office:value-type="float" office:value="6.98" calcext:value-type="float">
            <text:p>6,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office:value-type="float" office:value="13.038" calcext:value-type="float">
            <text:p>13,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office:value-type="float" office:value="4.531" calcext:value-type="float">
            <text:p>4,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office:value-type="float" office:value="15.542" calcext:value-type="float">
            <text:p>15,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office:value-type="float" office:value="2.976" calcext:value-type="float">
            <text:p>2,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office:value-type="float" office:value="20.804" calcext:value-type="float">
            <text:p>20,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office:value-type="float" office:value="10.784" calcext:value-type="float">
            <text:p>10,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office:value-type="float" office:value="77.352" calcext:value-type="float">
            <text:p>77,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office:value-type="float" office:value="21.171" calcext:value-type="float">
            <text:p>21,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office:value-type="float" office:value="20.585" calcext:value-type="float">
            <text:p>20,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office:value-type="float" office:value="226.292" calcext:value-type="float">
            <text:p>226,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office:value-type="float" office:value="4.303" calcext:value-type="float">
            <text:p>4,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office:value-type="float" office:value="6.613" calcext:value-type="float">
            <text:p>6,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office:value-type="float" office:value="2.537" calcext:value-type="float">
            <text:p>2,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office:value-type="float" office:value="18.942" calcext:value-type="float">
            <text:p>18,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office:value-type="float" office:value="3.155" calcext:value-type="float">
            <text:p>3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office:value-type="float" office:value="4.99" calcext:value-type="float">
            <text:p>4,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office:value-type="float" office:value="13.536" calcext:value-type="float">
            <text:p>13,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office:value-type="float" office:value="76.994" calcext:value-type="float">
            <text:p>76,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office:value-type="float" office:value="110.932" calcext:value-type="float">
            <text:p>110,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office:value-type="float" office:value="11.334" calcext:value-type="float">
            <text:p>11,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office:value-type="float" office:value="2.783" calcext:value-type="float">
            <text:p>2,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office:value-type="float" office:value="1.395" calcext:value-type="float">
            <text:p>1,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office:value-type="float" office:value="19.521" calcext:value-type="float">
            <text:p>19,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office:value-type="float" office:value="1.644" calcext:value-type="float">
            <text:p>1,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office:value-type="float" office:value="1.995" calcext:value-type="float">
            <text:p>1,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office:value-type="float" office:value="114.302" calcext:value-type="float">
            <text:p>114,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office:value-type="float" office:value="9.853" calcext:value-type="float">
            <text:p>9,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office:value-type="float" office:value="1.864" calcext:value-type="float">
            <text:p>1,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office:value-type="float" office:value="26.925" calcext:value-type="float">
            <text:p>26,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office:value-type="float" office:value="1.938" calcext:value-type="float">
            <text:p>1,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office:value-type="float" office:value="4.238" calcext:value-type="float">
            <text:p>4,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office:value-type="float" office:value="7.157" calcext:value-type="float">
            <text:p>7,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office:value-type="float" office:value="30.018" calcext:value-type="float">
            <text:p>30,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office:value-type="float" office:value="30.27" calcext:value-type="float">
            <text:p>30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office:value-type="float" office:value="71.983" calcext:value-type="float">
            <text:p>71,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office:value-type="float" office:value="6.523" calcext:value-type="float">
            <text:p>6,523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formula="of:=AVERAGE([.I2:.I47])" office:value-type="float" office:value="32.2004565217391" calcext:value-type="float">
            <text:p>32,2004565217391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style-name="ce5" table:formula="of:=[.I50]/30" office:value-type="float" office:value="1.07334855072464" calcext:value-type="float">
            <text:p>1,073348550724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T</text:p>
          </table:table-cell>
          <table:table-cell office:value-type="float" office:value="1.07" calcext:value-type="float">
            <text:p>1,07</text:p>
          </table:table-cell>
          <table:table-cell table:number-columns-repeated="1020"/>
        </table:table-row>
        <table:table-row table:style-name="ro1" table:number-rows-repeated="26">
          <table:table-cell table:number-columns-repeated="1022"/>
        </table:table-row>
        <table:table-row table:style-name="ro1">
          <table:table-cell office:value-type="string" calcext:value-type="string">
            <text:p>Parallel Adam</text:p>
          </table:table-cell>
          <table:table-cell/>
          <table:table-cell office:value-type="string" calcext:value-type="string">
            <text:p>Pageblocks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Propose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6.968*30" office:value-type="float" office:value="509.04" calcext:value-type="float">
            <text:p>509,04</text:p>
          </table:table-cell>
          <table:table-cell table:formula="of:=9.127*30" office:value-type="float" office:value="273.81" calcext:value-type="float">
            <text:p>273,81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1935.78" calcext:value-type="float">
            <text:p>1935,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30*8.966" office:value-type="float" office:value="268.98" calcext:value-type="float">
            <text:p>268,98</text:p>
          </table:table-cell>
          <table:table-cell table:formula="of:=30*4.89" office:value-type="float" office:value="146.7" calcext:value-type="float">
            <text:p>146,7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007.15" calcext:value-type="float">
            <text:p>1007,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30*5.141" office:value-type="float" office:value="154.23" calcext:value-type="float">
            <text:p>154,23</text:p>
          </table:table-cell>
          <table:table-cell table:formula="of:=30*2.801" office:value-type="float" office:value="84.03" calcext:value-type="float">
            <text:p>84,03</text:p>
          </table:table-cell>
          <table:table-cell office:value-type="float" office:value="1131.32" calcext:value-type="float">
            <text:p>1131,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0*3.395" office:value-type="float" office:value="101.85" calcext:value-type="float">
            <text:p>101,85</text:p>
          </table:table-cell>
          <table:table-cell table:formula="of:=30*1.842" office:value-type="float" office:value="55.26" calcext:value-type="float">
            <text:p>55,26</text:p>
          </table:table-cell>
          <table:table-cell office:value-type="float" office:value="569.73" calcext:value-type="float">
            <text:p>569,73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dam</text:p>
          </table:table-cell>
          <table:table-cell office:value-type="string" calcext:value-type="string">
            <text:p>Propo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table:formula="of:=16.968*30" office:value-type="float" office:value="509.04" calcext:value-type="float">
            <text:p>509,04</text:p>
          </table:table-cell>
          <table:table-cell office:value-type="float" office:value="4115.18" calcext:value-type="float">
            <text:p>4115,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2</text:p>
          </table:table-cell>
          <table:table-cell table:formula="of:=30*8.966" office:value-type="float" office:value="268.98" calcext:value-type="float">
            <text:p>268,98</text:p>
          </table:table-cell>
          <table:table-cell office:value-type="float" office:value="2213.32" calcext:value-type="float">
            <text:p>2213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4</text:p>
          </table:table-cell>
          <table:table-cell table:formula="of:=30*5.141" office:value-type="float" office:value="154.23" calcext:value-type="float">
            <text:p>154,23</text:p>
          </table:table-cell>
          <table:table-cell office:value-type="float" office:value="1131.32" calcext:value-type="float">
            <text:p>1131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8</text:p>
          </table:table-cell>
          <table:table-cell table:formula="of:=30*3.395" office:value-type="float" office:value="101.85" calcext:value-type="float">
            <text:p>101,85</text:p>
          </table:table-cell>
          <table:table-cell office:value-type="float" office:value="569.73" calcext:value-type="float">
            <text:p>569,73</text:p>
          </table:table-cell>
          <table:table-cell table:number-columns-repeated="1018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:.H11])" office:value-type="percentage" office:value="0.152" calcext:value-type="percentage">
            <text:p>15,20%</text:p>
          </table:table-cell>
          <table:table-cell table:style-name="ce1" table:formula="of:=AVERAGE([.I2:.I11])" office:value-type="percentage" office:value="0.16499" calcext:value-type="percentage">
            <text:p>16,50%</text:p>
          </table:table-cell>
          <table:table-cell table:style-name="ce1" table:formula="of:=AVERAGE([.J2:.J11])" office:value-type="percentage" office:value="0.17199" calcext:value-type="percentage">
            <text:p>17,20%</text:p>
          </table:table-cell>
          <table:table-cell table:style-name="ce1" table:formula="of:=AVERAGE([.K2:.K11])" office:value-type="percentage" office:value="0.16534" calcext:value-type="percentage">
            <text:p>16,5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4631" calcext:value-type="percentage">
            <text:p>46,3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5419" calcext:value-type="percentage">
            <text:p>54,19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705" calcext:value-type="percentage">
            <text:p>37,0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806" calcext:value-type="percentage">
            <text:p>48,06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95" calcext:value-type="percentage">
            <text:p>4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formula="of:=AVERAGE([.D15:.D24])" office:value-type="percentage" office:value="0.31976" calcext:value-type="percentage">
            <text:p>31,98%</text:p>
          </table:table-cell>
          <table:table-cell table:style-name="ce1" table:formula="of:=AVERAGE([.E15:.E24])" office:value-type="percentage" office:value="0.45655" calcext:value-type="percentage">
            <text:p>45,66%</text:p>
          </table:table-cell>
          <table:table-cell table:style-name="ce1" table:number-columns-repeated="2"/>
          <table:table-cell table:style-name="ce1" table:formula="of:=AVERAGE([.H15:.H24])" office:value-type="percentage" office:value="0.11487" calcext:value-type="percentage">
            <text:p>11,49%</text:p>
          </table:table-cell>
          <table:table-cell table:style-name="ce1" table:formula="of:=AVERAGE([.I15:.I24])" office:value-type="percentage" office:value="0.07865" calcext:value-type="percentage">
            <text:p>7,87%</text:p>
          </table:table-cell>
          <table:table-cell table:style-name="ce1" table:formula="of:=AVERAGE([.J15:.J24])" office:value-type="percentage" office:value="0.47757" calcext:value-type="percentage">
            <text:p>47,76%</text:p>
          </table:table-cell>
          <table:table-cell table:style-name="ce1" table:formula="of:=AVERAGE([.K15:.K24])" office:value-type="percentage" office:value="0.09085" calcext:value-type="percentage">
            <text:p>9,0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 office:value-type="percentage" office:value="0.555" calcext:value-type="percentage">
            <text:p>55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431" calcext:value-type="percentage">
            <text:p>43,1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7714" calcext:value-type="percentage">
            <text:p>7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6571" calcext:value-type="percentage">
            <text:p>65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formula="of:=AVERAGE([.D27:.D36])" office:value-type="percentage" office:value="0.53435" calcext:value-type="percentage">
            <text:p>53,44%</text:p>
          </table:table-cell>
          <table:table-cell table:style-name="ce1" table:formula="of:=AVERAGE([.E27:.E36])" office:value-type="percentage" office:value="0.75" calcext:value-type="percentage">
            <text:p>75,00%</text:p>
          </table:table-cell>
          <table:table-cell table:style-name="ce1" table:number-columns-repeated="2"/>
          <table:table-cell table:style-name="ce1" table:formula="of:=AVERAGE([.H27:.H36])" office:value-type="percentage" office:value="0.1441" calcext:value-type="percentage">
            <text:p>14,41%</text:p>
          </table:table-cell>
          <table:table-cell table:style-name="ce1" table:formula="of:=AVERAGE([.I27:.I36])" office:value-type="percentage" office:value="0.2614" calcext:value-type="percentage">
            <text:p>26,14%</text:p>
          </table:table-cell>
          <table:table-cell table:style-name="ce1" table:formula="of:=AVERAGE([.J27:.J36])" office:value-type="percentage" office:value="0.64858" calcext:value-type="percentage">
            <text:p>64,86%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6158" calcext:value-type="percentage">
            <text:p>61,58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948" calcext:value-type="percentage">
            <text:p>49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1" calcext:value-type="percentage">
            <text:p>58,10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27" calcext:value-type="percentage">
            <text:p>52,7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79" calcext:value-type="percentage">
            <text:p>60,79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 office:value-type="percentage" office:value="0.573" calcext:value-type="percentage">
            <text:p>57,3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formula="of:=AVERAGE([.D39:.D48])" office:value-type="percentage" office:value="0.5727" calcext:value-type="percentage">
            <text:p>57,27%</text:p>
          </table:table-cell>
          <table:table-cell table:style-name="ce1" table:formula="of:=AVERAGE([.E39:.E48])" office:value-type="percentage" office:value="0.6158" calcext:value-type="percentage">
            <text:p>61,58%</text:p>
          </table:table-cell>
          <table:table-cell table:style-name="ce1" table:number-columns-repeated="2"/>
          <table:table-cell table:style-name="ce1" table:formula="of:=AVERAGE([.H39:.H48])" office:value-type="percentage" office:value="0.60182" calcext:value-type="percentage">
            <text:p>60,18%</text:p>
          </table:table-cell>
          <table:table-cell table:style-name="ce1" table:formula="of:=AVERAGE([.I39:.I48])" office:value-type="percentage" office:value="0.597" calcext:value-type="percentage">
            <text:p>59,70%</text:p>
          </table:table-cell>
          <table:table-cell table:style-name="ce1" table:formula="of:=AVERAGE([.J39:.J48])" office:value-type="percentage" office:value="0.5" calcext:value-type="percentage">
            <text:p>50,00%</text:p>
          </table:table-cell>
          <table:table-cell table:style-name="ce1" table:formula="of:=AVERAGE([.K39:.K48])" office:value-type="percentage" office:value="0.4948" calcext:value-type="percentage">
            <text:p>49,4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5" calcext:value-type="percentage">
            <text:p>51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0493" calcext:value-type="percentage">
            <text:p>4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319" calcext:value-type="percentage">
            <text:p>3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797" calcext:value-type="percentage">
            <text:p>7,9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formula="of:=AVERAGE([.D52:.D61])" office:value-type="percentage" office:value="0.39266" calcext:value-type="percentage">
            <text:p>39,27%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0692" calcext:value-type="percentage">
            <text:p>6,92%</text:p>
          </table:table-cell>
          <table:table-cell table:style-name="ce1" table:formula="of:=AVERAGE([.I52:.I61])" office:value-type="percentage" office:value="0.07476" calcext:value-type="percentage">
            <text:p>7,48%</text:p>
          </table:table-cell>
          <table:table-cell table:style-name="ce1" table:formula="of:=AVERAGE([.J52:.J61])" office:value-type="percentage" office:value="0.10887" calcext:value-type="percentage">
            <text:p>10,89%</text:p>
          </table:table-cell>
          <table:table-cell table:style-name="ce1" table:formula="of:=AVERAGE([.K52:.K61])" office:value-type="percentage" office:value="0.05841" calcext:value-type="percentage">
            <text:p>5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2257" calcext:value-type="percentage">
            <text:p>22,5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4559" calcext:value-type="percentage">
            <text:p>45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02" calcext:value-type="percentage">
            <text:p>2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formula="of:=AVERAGE([.D65:.D74])" office:value-type="percentage" office:value="0.19673" calcext:value-type="percentage">
            <text:p>19,67%</text:p>
          </table:table-cell>
          <table:table-cell table:style-name="ce1" table:formula="of:=AVERAGE([.E65:.E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5:.H74])" office:value-type="percentage" office:value="0.45505" calcext:value-type="percentage">
            <text:p>45,51%</text:p>
          </table:table-cell>
          <table:table-cell table:style-name="ce1" table:formula="of:=AVERAGE([.I65:.I74])" office:value-type="percentage" office:value="0.41528" calcext:value-type="percentage">
            <text:p>41,53%</text:p>
          </table:table-cell>
          <table:table-cell table:style-name="ce1" table:formula="of:=AVERAGE([.J65:.J74])" office:value-type="percentage" office:value="0.30668" calcext:value-type="percentage">
            <text:p>30,67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93" calcext:value-type="percentage">
            <text:p>29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2947" calcext:value-type="percentage">
            <text:p>2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3084" calcext:value-type="percentage">
            <text:p>30,8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07" calcext:value-type="percentage">
            <text:p>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192" calcext:value-type="percentage">
            <text:p>19,2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formula="of:=AVERAGE([.D78:.D87])" office:value-type="percentage" office:value="0.22847" calcext:value-type="percentage">
            <text:p>22,85%</text:p>
          </table:table-cell>
          <table:table-cell table:style-name="ce1" table:number-columns-repeated="3"/>
          <table:table-cell table:style-name="ce1" table:formula="of:=AVERAGE([.H78:.H87])" office:value-type="percentage" office:value="0.29009" calcext:value-type="percentage">
            <text:p>29,01%</text:p>
          </table:table-cell>
          <table:table-cell table:style-name="ce1" table:formula="of:=AVERAGE([.I78:.I87])" office:value-type="percentage" office:value="0.24056" calcext:value-type="percentage">
            <text:p>24,06%</text:p>
          </table:table-cell>
          <table:table-cell table:style-name="ce1" table:formula="of:=AVERAGE([.J78:.J87])" office:value-type="percentage" office:value="0.1856" calcext:value-type="percentage">
            <text:p>18,5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formula="of:=AVERAGE([.D91:.D100])" office:value-type="percentage" office:value="0.34512" calcext:value-type="percentage">
            <text:p>34,51%</text:p>
          </table:table-cell>
          <table:table-cell table:style-name="ce1" table:number-columns-repeated="3"/>
          <table:table-cell table:style-name="ce1" table:formula="of:=AVERAGE([.H91:.H100])" office:value-type="percentage" office:value="0.06252" calcext:value-type="percentage">
            <text:p>6,25%</text:p>
          </table:table-cell>
          <table:table-cell table:style-name="ce1" table:formula="of:=AVERAGE([.I91:.I100])" office:value-type="percentage" office:value="0.0518" calcext:value-type="percentage">
            <text:p>5,18%</text:p>
          </table:table-cell>
          <table:table-cell table:style-name="ce1" table:formula="of:=AVERAGE([.J91:.J100])" office:value-type="percentage" office:value="0.0705" calcext:value-type="percentage">
            <text:p>7,0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8946" calcext:value-type="percentage">
            <text:p>89,46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formula="of:=AVERAGE([.D104:.D113])" office:value-type="percentage" office:value="0.8946" calcext:value-type="percentage">
            <text:p>89,46%</text:p>
          </table:table-cell>
          <table:table-cell table:style-name="ce1" table:number-columns-repeated="3"/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formula="of:=AVERAGE([.D117:.D126])" office:value-type="percentage" office:value="0.34508" calcext:value-type="percentage">
            <text:p>34,51%</text:p>
          </table:table-cell>
          <table:table-cell table:style-name="ce1" table:number-columns-repeated="3"/>
          <table:table-cell table:style-name="ce1" table:formula="of:=AVERAGE([.H117:.H126])" office:value-type="percentage" office:value="0.4082" calcext:value-type="percentage">
            <text:p>40,82%</text:p>
          </table:table-cell>
          <table:table-cell table:style-name="ce1" table:formula="of:=AVERAGE([.I117:.I126])" office:value-type="percentage" office:value="0.49749" calcext:value-type="percentage">
            <text:p>49,75%</text:p>
          </table:table-cell>
          <table:table-cell table:style-name="ce1" table:formula="of:=AVERAGE([.J117:.J126])" office:value-type="percentage" office:value="0.867233333333333" calcext:value-type="percentage">
            <text:p>86,72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817" calcext:value-type="percentage">
            <text:p>3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67" calcext:value-type="percentage">
            <text:p>47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5428" calcext:value-type="percentage">
            <text:p>54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4017" calcext:value-type="percentage">
            <text:p>40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483" calcext:value-type="percentage">
            <text:p>34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017" calcext:value-type="percentage">
            <text:p>30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formula="of:=AVERAGE([.D130:.D139])" office:value-type="percentage" office:value="0.34101" calcext:value-type="percentage">
            <text:p>34,10%</text:p>
          </table:table-cell>
          <table:table-cell table:style-name="ce1" table:number-columns-repeated="3"/>
          <table:table-cell table:style-name="ce1" table:formula="of:=AVERAGE([.H130:.H139])" office:value-type="percentage" office:value="0.46588" calcext:value-type="percentage">
            <text:p>46,59%</text:p>
          </table:table-cell>
          <table:table-cell table:style-name="ce1" table:formula="of:=AVERAGE([.I130:.I139])" office:value-type="percentage" office:value="0.48519" calcext:value-type="percentage">
            <text:p>48,52%</text:p>
          </table:table-cell>
          <table:table-cell table:style-name="ce1" table:formula="of:=AVERAGE([.J130:.J139])" office:value-type="percentage" office:value="0.48655" calcext:value-type="percentage">
            <text:p>48,6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formula="of:=AVERAGE([.D143:.D152])" office:value-type="percentage" office:value="0.68667" calcext:value-type="percentage">
            <text:p>68,67%</text:p>
          </table:table-cell>
          <table:table-cell table:style-name="ce1" table:number-columns-repeated="3"/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0887" calcext:value-type="percentage">
            <text:p>8,87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6922" calcext:value-type="percentage">
            <text:p>69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235" calcext:value-type="percentage">
            <text:p>5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formula="of:=AVERAGE([.D156:.D165])" office:value-type="percentage" office:value="0.12882" calcext:value-type="percentage">
            <text:p>12,88%</text:p>
          </table:table-cell>
          <table:table-cell table:style-name="ce1" table:number-columns-repeated="3"/>
          <table:table-cell table:style-name="ce1" table:formula="of:=AVERAGE([.H156:.H165])" office:value-type="percentage" office:value="0.60543" calcext:value-type="percentage">
            <text:p>60,54%</text:p>
          </table:table-cell>
          <table:table-cell table:style-name="ce1" table:formula="of:=AVERAGE([.I156:.I165])" office:value-type="percentage" office:value="0.588" calcext:value-type="percentage">
            <text:p>58,80%</text:p>
          </table:table-cell>
          <table:table-cell table:style-name="ce1" table:formula="of:=AVERAGE([.J156:.J165])" office:value-type="percentage" office:value="0.45431" calcext:value-type="percentage">
            <text:p>45,43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ΝΕΑΤ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" calcext:value-type="percentage">
            <text:p>4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63" calcext:value-type="percentage">
            <text:p>46,3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formula="of:=AVERAGE([.D169:.D178])" office:value-type="percentage" office:value="0.38407" calcext:value-type="percentage">
            <text:p>38,41%</text:p>
          </table:table-cell>
          <table:table-cell table:style-name="ce1" table:number-columns-repeated="3"/>
          <table:table-cell table:style-name="ce1" table:formula="of:=AVERAGE([.H169:.H178])" office:value-type="percentage" office:value="0.48493" calcext:value-type="percentage">
            <text:p>48,49%</text:p>
          </table:table-cell>
          <table:table-cell table:style-name="ce1" table:formula="of:=AVERAGE([.I169:.I178])" office:value-type="percentage" office:value="0.47434" calcext:value-type="percentage">
            <text:p>47,43%</text:p>
          </table:table-cell>
          <table:table-cell table:style-name="ce1" table:formula="of:=AVERAGE([.J169:.J178])" office:value-type="percentage" office:value="0.43752" calcext:value-type="percentage">
            <text:p>43,7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53" calcext:value-type="percentage">
            <text:p>6,5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447" calcext:value-type="percentage">
            <text:p>4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formula="of:=AVERAGE([.D182:.D191])" office:value-type="percentage" office:value="0.05441" calcext:value-type="percentage">
            <text:p>5,44%</text:p>
          </table:table-cell>
          <table:table-cell table:style-name="ce1" table:number-columns-repeated="3"/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formula="of:=AVERAGE([.I182:.I19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office:value-type="percentage" office:value="0.488" calcext:value-type="percentage">
            <text:p>48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982" calcext:value-type="percentage">
            <text:p>2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formula="of:=AVERAGE([.D195:.D204])" office:value-type="percentage" office:value="0.6" calcext:value-type="percentage">
            <text:p>60,00%</text:p>
          </table:table-cell>
          <table:table-cell table:style-name="ce1" table:number-columns-repeated="3"/>
          <table:table-cell table:style-name="ce1" table:formula="of:=AVERAGE([.H195:.H204])" office:value-type="percentage" office:value="0.45869" calcext:value-type="percentage">
            <text:p>45,87%</text:p>
          </table:table-cell>
          <table:table-cell table:style-name="ce1" table:formula="of:=AVERAGE([.I195:.I204])" office:value-type="percentage" office:value="0.36253" calcext:value-type="percentage">
            <text:p>36,25%</text:p>
          </table:table-cell>
          <table:table-cell table:style-name="ce1" table:formula="of:=AVERAGE([.J195:.J204])" office:value-type="percentage" office:value="0.34296" calcext:value-type="percentage">
            <text:p>34,3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ce3" office:value-type="float" office:value="5697" calcext:value-type="float">
            <text:p>56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9.542" calcext:value-type="float">
            <text:p>9,5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ce3" office:value-type="float" office:value="4980" calcext:value-type="float">
            <text:p>4980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9.984" calcext:value-type="float">
            <text:p>9,9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ce3" office:value-type="float" office:value="3763" calcext:value-type="float">
            <text:p>3763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office:value-type="float" office:value="10.098" calcext:value-type="float">
            <text:p>10,0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3633" calcext:value-type="float">
            <text:p>363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ce3" office:value-type="float" office:value="3988" calcext:value-type="float">
            <text:p>3988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0.226" calcext:value-type="float">
            <text:p>10,2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ce3" office:value-type="float" office:value="3851" calcext:value-type="float">
            <text:p>3851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9.429" calcext:value-type="float">
            <text:p>9,4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ce3" office:value-type="float" office:value="3697" calcext:value-type="float">
            <text:p>3697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ce3" office:value-type="float" office:value="10.169" calcext:value-type="float">
            <text:p>10,1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ce3" office:value-type="float" office:value="9.515" calcext:value-type="float">
            <text:p>9,5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ce3" office:value-type="float" office:value="3611" calcext:value-type="float">
            <text:p>3611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ce3" office:value-type="float" office:value="10.067" calcext:value-type="float">
            <text:p>10,0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ce3" office:value-type="float" office:value="3810" calcext:value-type="float">
            <text:p>3810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office:value-type="float" office:value="10.156" calcext:value-type="float">
            <text:p>1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ce4" table:formula="of:=AVERAGE([.D208:.D217])" office:value-type="float" office:value="4118" calcext:value-type="float">
            <text:p>4118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08:.H217])" office:value-type="float" office:value="8.8882" calcext:value-type="float">
            <text:p>8,8882</text:p>
          </table:table-cell>
          <table:table-cell table:style-name="ce4" table:formula="of:=AVERAGE([.I208:.I217])" office:value-type="float" office:value="0.6964" calcext:value-type="float">
            <text:p>0,6964</text:p>
          </table:table-cell>
          <table:table-cell table:style-name="ce4" table:formula="of:=AVERAGE([.J208:.J217])" office:value-type="float" office:value="9.9766" calcext:value-type="float">
            <text:p>9,976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1.408" calcext:value-type="float">
            <text:p>1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1.739" calcext:value-type="float">
            <text:p>1,7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1.66" calcext:value-type="float">
            <text:p>1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1.04" calcext:value-type="float">
            <text:p>1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1.377" calcext:value-type="float">
            <text:p>1,3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1.507" calcext:value-type="float">
            <text:p>1,5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1.138" calcext:value-type="float">
            <text:p>1,1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21:.H230])" office:value-type="float" office:value="0.4868" calcext:value-type="float">
            <text:p>0,4868</text:p>
          </table:table-cell>
          <table:table-cell table:style-name="ce4" table:formula="of:=AVERAGE([.I221:.I230])" office:value-type="float" office:value="0.22723" calcext:value-type="float">
            <text:p>0,22723</text:p>
          </table:table-cell>
          <table:table-cell table:style-name="ce4" table:formula="of:=AVERAGE([.J221:.J230])" office:value-type="float" office:value="1.3637" calcext:value-type="float">
            <text:p>1,363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ce3" office:value-type="float" office:value="8.805" calcext:value-type="float">
            <text:p>8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ce3" office:value-type="float" office:value="8.806" calcext:value-type="float">
            <text:p>8,8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ce3" office:value-type="float" office:value="8.157" calcext:value-type="float">
            <text:p>8,1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8.381" calcext:value-type="float">
            <text:p>8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ce3" office:value-type="float" office:value="8.865" calcext:value-type="float">
            <text:p>8,8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ce3" office:value-type="float" office:value="8.643" calcext:value-type="float">
            <text:p>8,6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ce3" office:value-type="float" office:value="7.923" calcext:value-type="float">
            <text:p>7,9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ce3" office:value-type="float" office:value="8.237" calcext:value-type="float">
            <text:p>8,2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ce3" office:value-type="float" office:value="8.145" calcext:value-type="float">
            <text:p>8,1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ce4" table:formula="of:=AVERAGE([.D234:.D243])" office:value-type="float" office:value="0.19513" calcext:value-type="float">
            <text:p>0,19513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34:.H243])" office:value-type="float" office:value="7.7129" calcext:value-type="float">
            <text:p>7,7129</text:p>
          </table:table-cell>
          <table:table-cell table:style-name="ce4" table:formula="of:=AVERAGE([.I234:.I243])" office:value-type="float" office:value="2.3174" calcext:value-type="float">
            <text:p>2,3174</text:p>
          </table:table-cell>
          <table:table-cell table:style-name="ce4" table:formula="of:=AVERAGE([.J234:.J243])" office:value-type="float" office:value="8.3772" calcext:value-type="float">
            <text:p>8,377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403" calcext:value-type="float">
            <text:p>0,40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52.5" calcext:value-type="float">
            <text:p>52,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ce3" office:value-type="float" office:value="60.65" calcext:value-type="float">
            <text:p>60,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ce3" office:value-type="float" office:value="47.72" calcext:value-type="float">
            <text:p>47,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ce3" office:value-type="float" office:value="50.73" calcext:value-type="float">
            <text:p>50,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ce3" office:value-type="float" office:value="59.63" calcext:value-type="float">
            <text:p>59,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ce3" office:value-type="float" office:value="0.329" calcext:value-type="float">
            <text:p>0,32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50.06" calcext:value-type="float">
            <text:p>50,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ce3" office:value-type="float" office:value="59.42" calcext:value-type="float">
            <text:p>59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ce3" office:value-type="float" office:value="68.42" calcext:value-type="float">
            <text:p>68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69.38" calcext:value-type="float">
            <text:p>69,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51.62" calcext:value-type="float">
            <text:p>51,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ce4" table:formula="of:=AVERAGE([.D247:.D256])" office:value-type="float" office:value="0.3449" calcext:value-type="float">
            <text:p>0,344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47:.H256])" office:value-type="float" office:value="2.532" calcext:value-type="float">
            <text:p>2,532</text:p>
          </table:table-cell>
          <table:table-cell table:style-name="ce4" table:formula="of:=AVERAGE([.I247:.I256])" office:value-type="float" office:value="2.1379" calcext:value-type="float">
            <text:p>2,1379</text:p>
          </table:table-cell>
          <table:table-cell table:style-name="ce4" table:formula="of:=AVERAGE([.J247:.J256])" office:value-type="float" office:value="57.013" calcext:value-type="float">
            <text:p>57,013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ce3" office:value-type="float" office:value="3114" calcext:value-type="float">
            <text:p>3114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79" calcext:value-type="float">
            <text:p>4,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ce3" office:value-type="float" office:value="2561" calcext:value-type="float">
            <text:p>2561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4.78" calcext:value-type="float">
            <text:p>4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ce3" office:value-type="float" office:value="2740" calcext:value-type="float">
            <text:p>2740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5.04" calcext:value-type="float">
            <text:p>5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ce3" office:value-type="float" office:value="3489" calcext:value-type="float">
            <text:p>3489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ce3" office:value-type="float" office:value="4.66" calcext:value-type="float">
            <text:p>4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4.46" calcext:value-type="float">
            <text:p>4,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ce3" office:value-type="float" office:value="5.2" calcext:value-type="float">
            <text:p>5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ce3" office:value-type="float" office:value="2691" calcext:value-type="float">
            <text:p>2691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5.29" calcext:value-type="float">
            <text:p>5,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ce3" office:value-type="float" office:value="2950" calcext:value-type="float">
            <text:p>2950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ce4" table:formula="of:=AVERAGE([.D260:.D269])" office:value-type="float" office:value="2824.4" calcext:value-type="float">
            <text:p>2824,4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60:.H269])" office:value-type="float" office:value="2.2047" calcext:value-type="float">
            <text:p>2,2047</text:p>
          </table:table-cell>
          <table:table-cell table:style-name="ce4" table:formula="of:=AVERAGE([.I260:.I269])" office:value-type="float" office:value="0.7908" calcext:value-type="float">
            <text:p>0,7908</text:p>
          </table:table-cell>
          <table:table-cell table:style-name="ce4" table:formula="of:=AVERAGE([.J260:.J269])" office:value-type="float" office:value="4.752" calcext:value-type="float">
            <text:p>4,75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ce3" office:value-type="float" office:value="59.47" calcext:value-type="float">
            <text:p>5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ce3" office:value-type="float" office:value="43.31" calcext:value-type="float">
            <text:p>43,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ce3" office:value-type="float" office:value="40.597" calcext:value-type="float">
            <text:p>40,5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ce3" office:value-type="float" office:value="77.91" calcext:value-type="float">
            <text:p>77,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4" calcext:value-type="float">
            <text:p>0,384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ce3" office:value-type="float" office:value="72.48" calcext:value-type="float">
            <text:p>72,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ce3" office:value-type="float" office:value="98.17" calcext:value-type="float">
            <text:p>98,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ce3" office:value-type="float" office:value="39.81" calcext:value-type="float">
            <text:p>39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ce3" office:value-type="float" office:value="66.26" calcext:value-type="float">
            <text:p>66,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ce3" office:value-type="float" office:value="81.25" calcext:value-type="float">
            <text:p>81,2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ce3" office:value-type="float" office:value="66.37" calcext:value-type="float">
            <text:p>66,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ce4" table:formula="of:=AVERAGE([.D273:.D282])" office:value-type="float" office:value="0.3671" calcext:value-type="float">
            <text:p>0,3671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73:.H282])" office:value-type="float" office:value="19.5778" calcext:value-type="float">
            <text:p>19,5778</text:p>
          </table:table-cell>
          <table:table-cell table:style-name="ce4" table:formula="of:=AVERAGE([.I273:.I282])" office:value-type="float" office:value="11.7005" calcext:value-type="float">
            <text:p>11,7005</text:p>
          </table:table-cell>
          <table:table-cell table:style-name="ce4" table:formula="of:=AVERAGE([.J273:.J282])" office:value-type="float" office:value="64.5627" calcext:value-type="float">
            <text:p>64,562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ce3" office:value-type="float" office:value="1.279" calcext:value-type="float">
            <text:p>1,279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849" calcext:value-type="float">
            <text:p>0,8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464" calcext:value-type="float">
            <text:p>0,46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838" calcext:value-type="float">
            <text:p>0,8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82" calcext:value-type="float">
            <text:p>0,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ce4" table:formula="of:=AVERAGE([.D286:.D295])" office:value-type="float" office:value="0.5216" calcext:value-type="float">
            <text:p>0,5216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86:.H295])" office:value-type="float" office:value="6.5745" calcext:value-type="float">
            <text:p>6,5745</text:p>
          </table:table-cell>
          <table:table-cell table:style-name="ce4" table:formula="of:=AVERAGE([.I286:.I295])" office:value-type="float" office:value="0.1496" calcext:value-type="float">
            <text:p>0,1496</text:p>
          </table:table-cell>
          <table:table-cell table:style-name="ce4" table:formula="of:=AVERAGE([.J286:.J295])" office:value-type="float" office:value="0.8077" calcext:value-type="float">
            <text:p>0,807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ce3" office:value-type="float" office:value="230.41" calcext:value-type="float">
            <text:p>230,41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ce3" office:value-type="float" office:value="4684.6" calcext:value-type="float">
            <text:p>4684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ce3" office:value-type="float" office:value="72.65" calcext:value-type="float">
            <text:p>72,65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ce3" office:value-type="float" office:value="6380.1" calcext:value-type="float">
            <text:p>6380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ce3" office:value-type="float" office:value="62.62" calcext:value-type="float">
            <text:p>62,6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ce3" office:value-type="float" office:value="52.78" calcext:value-type="float">
            <text:p>52,7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ce3" office:value-type="float" office:value="5130.7" calcext:value-type="float">
            <text:p>5130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ce3" office:value-type="float" office:value="175.89" calcext:value-type="float">
            <text:p>175,89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ce3" office:value-type="float" office:value="4737.6" calcext:value-type="float">
            <text:p>4737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ce3" office:value-type="float" office:value="63.27" calcext:value-type="float">
            <text:p>63,2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ce3" office:value-type="float" office:value="6043.7" calcext:value-type="float">
            <text:p>6043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ce3" office:value-type="float" office:value="79.69" calcext:value-type="float">
            <text:p>79,69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ce3" office:value-type="float" office:value="5208.6" calcext:value-type="float">
            <text:p>5208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ce3" office:value-type="float" office:value="215.62" calcext:value-type="float">
            <text:p>215,62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ce3" office:value-type="float" office:value="5581.1" calcext:value-type="float">
            <text:p>5581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ce3" office:value-type="float" office:value="46.37" calcext:value-type="float">
            <text:p>46,3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ce3" office:value-type="float" office:value="5943.9" calcext:value-type="float">
            <text:p>5943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ce3" office:value-type="float" office:value="145.12" calcext:value-type="float">
            <text:p>145,12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ce3" office:value-type="float" office:value="6206.3" calcext:value-type="float">
            <text:p>6206,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ce4" table:formula="of:=AVERAGE([.D299:.D308])" office:value-type="float" office:value="114.442" calcext:value-type="float">
            <text:p>114,442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981.2341" calcext:value-type="float">
            <text:p>981,2341</text:p>
          </table:table-cell>
          <table:table-cell table:style-name="ce4" table:formula="of:=AVERAGE([.I299:.I308])" office:value-type="float" office:value="961.3621" calcext:value-type="float">
            <text:p>961,3621</text:p>
          </table:table-cell>
          <table:table-cell table:style-name="ce4" table:formula="of:=AVERAGE([.J299:.J308])" office:value-type="float" office:value="5467.86" calcext:value-type="float">
            <text:p>5467,8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ce3" office:value-type="float" office:value="5345.3" calcext:value-type="float">
            <text:p>5345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ce3" office:value-type="float" office:value="5419.5" calcext:value-type="float">
            <text:p>5419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ce3" office:value-type="float" office:value="5290.3" calcext:value-type="float">
            <text:p>5290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ce3" office:value-type="float" office:value="5522.5" calcext:value-type="float">
            <text:p>5522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ce3" office:value-type="float" office:value="6002.8" calcext:value-type="float">
            <text:p>6002,8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ce3" office:value-type="float" office:value="6483.9" calcext:value-type="float">
            <text:p>6483,9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ce3" office:value-type="float" office:value="5491" calcext:value-type="float">
            <text:p>5491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ce3" office:value-type="float" office:value="5442.3" calcext:value-type="float">
            <text:p>5442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ce3" office:value-type="float" office:value="5608.3" calcext:value-type="float">
            <text:p>5608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ce3" office:value-type="float" office:value="5530.5" calcext:value-type="float">
            <text:p>5530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ce4" table:formula="of:=AVERAGE([.D312:.D321])" office:value-type="float" office:value="5613.64" calcext:value-type="float">
            <text:p>5613,64</text:p>
          </table:table-cell>
          <table:table-cell table:style-name="ce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896" calcext:value-type="percentage">
            <text:p>8,96%</text:p>
          </table:table-cell>
          <table:table-cell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225" calcext:value-type="percentage">
            <text:p>12,25%</text:p>
          </table:table-cell>
          <table:table-cell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106" calcext:value-type="percentage">
            <text:p>10,60%</text:p>
          </table:table-cell>
          <table:table-cell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office:value-type="percentage" office:value="0.4" calcext:value-type="percentage">
            <text:p>40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87" calcext:value-type="percentage">
            <text:p>9,87%</text:p>
          </table:table-cell>
          <table:table-cell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951" calcext:value-type="percentage">
            <text:p>9,51%</text:p>
          </table:table-cell>
          <table:table-cell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99" calcext:value-type="percentage">
            <text:p>9,90%</text:p>
          </table:table-cell>
          <table:table-cell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ce1" table:formula="of:=AVERAGE([.D325:.D334])" office:value-type="percentage" office:value="0.10222" calcext:value-type="percentage">
            <text:p>10,22%</text:p>
          </table:table-cell>
          <table:table-cell table:style-name="ce1"/>
          <table:table-cell table:style-name="Default"/>
          <table:table-cell table:style-name="ce1"/>
          <table:table-cell table:style-name="ce1" table:formula="of:=AVERAGE([.H325:.H334])" office:value-type="percentage" office:value="0.24978" calcext:value-type="percentage">
            <text:p>24,98%</text:p>
          </table:table-cell>
          <table:table-cell table:style-name="ce1" table:formula="of:=AVERAGE([.I325:.I334])" office:value-type="percentage" office:value="0.29263" calcext:value-type="percentage">
            <text:p>29,26%</text:p>
          </table:table-cell>
          <table:table-cell table:style-name="ce1" table:formula="of:=AVERAGE([.J325:.J334])" office:value-type="percentage" office:value="0.337" calcext:value-type="percentage">
            <text:p>33,70%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5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table table:name="genetic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2" office:value-type="percentage" office:value="0.1167" calcext:value-type="percentage">
            <text:p>11,67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367" calcext:value-type="percentage">
            <text:p>23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7701" calcext:value-type="percentage">
            <text:p>17,70%</text:p>
          </table:table-cell>
          <table:table-cell table:style-name="ce1" table:formula="of:=AVERAGE([.H2:.H11])" office:value-type="percentage" office:value="0.18867" calcext:value-type="percentage">
            <text:p>18,87%</text:p>
          </table:table-cell>
          <table:table-cell table:style-name="ce1" table:formula="of:=AVERAGE([.I2:.I11])" office:value-type="percentage" office:value="0.18968" calcext:value-type="percentage">
            <text:p>18,9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02" calcext:value-type="percentage">
            <text:p>6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792" calcext:value-type="percentage">
            <text:p>37,92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2" calcext:value-type="percentage">
            <text:p>11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705" calcext:value-type="percentage">
            <text:p>37,05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4271" calcext:value-type="percentage">
            <text:p>42,71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67" calcext:value-type="percentage">
            <text:p>23,67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3" calcext:value-type="percentage">
            <text:p>7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493" calcext:value-type="percentage">
            <text:p>34,9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79" calcext:value-type="percentage">
            <text:p>28,7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998" calcext:value-type="percentage">
            <text:p>33,00%</text:p>
          </table:table-cell>
          <table:table-cell table:style-name="ce1" table:formula="of:=AVERAGE([.C15:.C24])" office:value-type="percentage" office:value="0.33155" calcext:value-type="percentage">
            <text:p>33,16%</text:p>
          </table:table-cell>
          <table:table-cell table:style-name="ce1" table:formula="of:=AVERAGE([.D15:.D24])" office:value-type="percentage" office:value="0.33029" calcext:value-type="percentage">
            <text:p>33,03%</text:p>
          </table:table-cell>
          <table:table-cell table:style-name="ce1" table:number-columns-repeated="2"/>
          <table:table-cell table:style-name="ce1" table:formula="of:=AVERAGE([.G15:.G24])" office:value-type="percentage" office:value="0.09091" calcext:value-type="percentage">
            <text:p>9,09%</text:p>
          </table:table-cell>
          <table:table-cell table:style-name="ce1" table:formula="of:=AVERAGE([.H15:.H24])" office:value-type="percentage" office:value="0.09425" calcext:value-type="percentage">
            <text:p>9,43%</text:p>
          </table:table-cell>
          <table:table-cell table:style-name="ce1" table:formula="of:=AVERAGE([.I15:.I24])" office:value-type="percentage" office:value="0.09359" calcext:value-type="percentage">
            <text:p>9,3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989" calcext:value-type="percentage">
            <text:p>59,89%</text:p>
          </table:table-cell>
          <table:table-cell office:value-type="percentage" office:value="0.6057" calcext:value-type="percentage">
            <text:p>60,5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18" calcext:value-type="percentage">
            <text:p>52,18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5427" calcext:value-type="percentage">
            <text:p>54,27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448" calcext:value-type="percentage">
            <text:p>54,4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954" calcext:value-type="percentage">
            <text:p>49,54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552" calcext:value-type="percentage">
            <text:p>2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115" calcext:value-type="percentage">
            <text:p>51,15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2" office:value-type="percentage" office:value="0.5517" calcext:value-type="percentage">
            <text:p>55,17%</text:p>
          </table:table-cell>
          <table:table-cell office:value-type="percentage" office:value="0.569" calcext:value-type="percentage">
            <text:p>56,9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752" calcext:value-type="percentage">
            <text:p>17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838" calcext:value-type="percentage">
            <text:p>18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494" calcext:value-type="percentage">
            <text:p>54,9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324" calcext:value-type="percentage">
            <text:p>43,24%</text:p>
          </table:table-cell>
          <table:table-cell office:value-type="percentage" office:value="0.3276" calcext:value-type="percentage">
            <text:p>32,7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862" calcext:value-type="percentage">
            <text:p>68,62%</text:p>
          </table:table-cell>
          <table:table-cell office:value-type="percentage" office:value="0.6828" calcext:value-type="percentage">
            <text:p>68,28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238" calcext:value-type="percentage">
            <text:p>2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5736" calcext:value-type="percentage">
            <text:p>57,3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322" calcext:value-type="percentage">
            <text:p>53,22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506" calcext:value-type="percentage">
            <text:p>55,06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54908" calcext:value-type="percentage">
            <text:p>54,91%</text:p>
          </table:table-cell>
          <table:table-cell table:style-name="ce1" table:formula="of:=AVERAGE([.C27:.C36])" office:value-type="percentage" office:value="0.57254" calcext:value-type="percentage">
            <text:p>57,25%</text:p>
          </table:table-cell>
          <table:table-cell table:style-name="ce1" table:formula="of:=AVERAGE([.D27:.D36])" office:value-type="percentage" office:value="0.55828" calcext:value-type="percentage">
            <text:p>55,83%</text:p>
          </table:table-cell>
          <table:table-cell table:style-name="ce1" table:number-columns-repeated="2"/>
          <table:table-cell table:style-name="ce1" table:formula="of:=AVERAGE([.G27:.G36])" office:value-type="percentage" office:value="0.33589" calcext:value-type="percentage">
            <text:p>33,59%</text:p>
          </table:table-cell>
          <table:table-cell table:style-name="ce1" table:formula="of:=AVERAGE([.H27:.H36])" office:value-type="percentage" office:value="0.24828" calcext:value-type="percentage">
            <text:p>24,83%</text:p>
          </table:table-cell>
          <table:table-cell table:style-name="ce1" table:formula="of:=AVERAGE([.I27:.I36])" office:value-type="percentage" office:value="0.20066" calcext:value-type="percentage">
            <text:p>20,0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554" calcext:value-type="percentage">
            <text:p>55,40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846" calcext:value-type="percentage">
            <text:p>48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78" calcext:value-type="percentage">
            <text:p>77,78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769" calcext:value-type="percentage">
            <text:p>57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6016" calcext:value-type="percentage">
            <text:p>60,16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87" calcext:value-type="percentage">
            <text:p>54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873" calcext:value-type="percentage">
            <text:p>68,73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5923" calcext:value-type="percentage">
            <text:p>59,23%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6063" calcext:value-type="percentage">
            <text:p>60,6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048" calcext:value-type="percentage">
            <text:p>60,48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128" calcext:value-type="percentage">
            <text:p>4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5222" calcext:value-type="percentage">
            <text:p>52,22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6385" calcext:value-type="percentage">
            <text:p>63,85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5641" calcext:value-type="percentage">
            <text:p>56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365" calcext:value-type="percentage">
            <text:p>43,65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38" calcext:value-type="percentage">
            <text:p>65,38%</text:p>
          </table:table-cell>
          <table:table-cell office:value-type="percentage" office:value="0.6026" calcext:value-type="percentage">
            <text:p>60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984" calcext:value-type="percentage">
            <text:p>69,84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table:number-columns-repeated="2" office:value-type="percentage" office:value="0.6103" calcext:value-type="percentage">
            <text:p>61,03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61048" calcext:value-type="percentage">
            <text:p>61,05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58437" calcext:value-type="percentage">
            <text:p>58,44%</text:p>
          </table:table-cell>
          <table:table-cell table:style-name="ce1" table:formula="of:=AVERAGE([.H39:.H48])" office:value-type="percentage" office:value="0.57205" calcext:value-type="percentage">
            <text:p>57,21%</text:p>
          </table:table-cell>
          <table:table-cell table:style-name="ce1" table:formula="of:=AVERAGE([.I39:.I48])" office:value-type="percentage" office:value="0.55512" calcext:value-type="percentage">
            <text:p>55,5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8" calcext:value-type="percentage">
            <text:p>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358" calcext:value-type="percentage">
            <text:p>23,58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86" calcext:value-type="percentage">
            <text:p>9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642" calcext:value-type="percentage">
            <text:p>36,42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64" calcext:value-type="percentage">
            <text:p>4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94" calcext:value-type="percentage">
            <text:p>34,94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54" calcext:value-type="percentage">
            <text:p>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0198" calcext:value-type="percentage">
            <text:p>30,20%</text:p>
          </table:table-cell>
          <table:table-cell table:style-name="ce1" table:formula="of:=AVERAGE([.C52:.C61])" office:value-type="percentage" office:value="0.29653" calcext:value-type="percentage">
            <text:p>29,65%</text:p>
          </table:table-cell>
          <table:table-cell table:style-name="ce1" table:formula="of:=AVERAGE([.D52:.D61])" office:value-type="percentage" office:value="0.29433" calcext:value-type="percentage">
            <text:p>29,43%</text:p>
          </table:table-cell>
          <table:table-cell table:style-name="ce1" table:number-columns-repeated="2"/>
          <table:table-cell table:style-name="ce1" table:formula="of:=AVERAGE([.G52:.G61])" office:value-type="percentage" office:value="0.07451" calcext:value-type="percentage">
            <text:p>7,45%</text:p>
          </table:table-cell>
          <table:table-cell table:style-name="ce1" table:formula="of:=AVERAGE([.H52:.H61])" office:value-type="percentage" office:value="0.08218" calcext:value-type="percentage">
            <text:p>8,22%</text:p>
          </table:table-cell>
          <table:table-cell table:style-name="ce1" table:formula="of:=AVERAGE([.I52:.I61])" office:value-type="percentage" office:value="0.08018" calcext:value-type="percentage">
            <text:p>8,0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255" calcext:value-type="percentage">
            <text:p>32,5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049" calcext:value-type="percentage">
            <text:p>30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147" calcext:value-type="percentage">
            <text:p>31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48" calcext:value-type="percentage">
            <text:p>14,48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0687" calcext:value-type="percentage">
            <text:p>10,69%</text:p>
          </table:table-cell>
          <table:table-cell table:style-name="ce1" table:formula="of:=AVERAGE([.C65:.C74])" office:value-type="percentage" office:value="0.10019" calcext:value-type="percentage">
            <text:p>10,02%</text:p>
          </table:table-cell>
          <table:table-cell table:style-name="ce1" table:formula="of:=AVERAGE([.D65:.D74])" office:value-type="percentage" office:value="0.0984" calcext:value-type="percentage">
            <text:p>9,84%</text:p>
          </table:table-cell>
          <table:table-cell table:style-name="ce1" table:number-columns-repeated="2"/>
          <table:table-cell table:style-name="ce1" table:formula="of:=AVERAGE([.G65:.G74])" office:value-type="percentage" office:value="0.33303" calcext:value-type="percentage">
            <text:p>33,30%</text:p>
          </table:table-cell>
          <table:table-cell table:style-name="ce1" table:formula="of:=AVERAGE([.H65:.H74])" office:value-type="percentage" office:value="0.33243" calcext:value-type="percentage">
            <text:p>33,24%</text:p>
          </table:table-cell>
          <table:table-cell table:style-name="ce1" table:formula="of:=AVERAGE([.I65:.I74])" office:value-type="percentage" office:value="0.33186" calcext:value-type="percentage">
            <text:p>33,1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322" calcext:value-type="percentage">
            <text:p>23,22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52" calcext:value-type="percentage">
            <text:p>20,5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687" calcext:value-type="percentage">
            <text:p>26,8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791" calcext:value-type="percentage">
            <text:p>17,9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99" calcext:value-type="percentage">
            <text:p>17,99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1956" calcext:value-type="percentage">
            <text:p>19,56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083" calcext:value-type="percentage">
            <text:p>20,83%</text:p>
          </table:table-cell>
          <table:table-cell table:style-name="ce1" table:formula="of:=AVERAGE([.C78:.C87])" office:value-type="percentage" office:value="0.21188" calcext:value-type="percentage">
            <text:p>21,19%</text:p>
          </table:table-cell>
          <table:table-cell table:style-name="ce1" table:formula="of:=AVERAGE([.D78:.D87])" office:value-type="percentage" office:value="0.21134" calcext:value-type="percentage">
            <text:p>21,13%</text:p>
          </table:table-cell>
          <table:table-cell table:style-name="ce1" table:number-columns-repeated="2"/>
          <table:table-cell table:style-name="ce1" table:formula="of:=AVERAGE([.G78:.G87])" office:value-type="percentage" office:value="0.19553" calcext:value-type="percentage">
            <text:p>19,55%</text:p>
          </table:table-cell>
          <table:table-cell table:style-name="ce1" table:formula="of:=AVERAGE([.H78:.H87])" office:value-type="percentage" office:value="0.18807" calcext:value-type="percentage">
            <text:p>18,81%</text:p>
          </table:table-cell>
          <table:table-cell table:style-name="ce1" table:formula="of:=AVERAGE([.I78:.I87])" office:value-type="percentage" office:value="0.1914" calcext:value-type="percentage">
            <text:p>19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425" calcext:value-type="percentage">
            <text:p>34,25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3342" calcext:value-type="percentage">
            <text:p>33,4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1" calcext:value-type="percentage">
            <text:p>2,10%</text:p>
          </table:table-cell>
          <table:table-cell table:number-columns-repeated="2" office:value-type="percentage" office:value="0.0154" calcext:value-type="percentage">
            <text:p>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3219" calcext:value-type="percentage">
            <text:p>32,1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76" calcext:value-type="percentage">
            <text:p>27,76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996" calcext:value-type="percentage">
            <text:p>29,96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51" calcext:value-type="percentage">
            <text:p>28,5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732" calcext:value-type="percentage">
            <text:p>37,32%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697" calcext:value-type="percentage">
            <text:p>36,97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percentage" office:value="0.3987" calcext:value-type="percentage">
            <text:p>39,87%</text:p>
          </table:table-cell>
          <table:table-cell office:value-type="percentage" office:value="0.4175" calcext:value-type="percentage">
            <text:p>41,75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3702" calcext:value-type="percentage">
            <text:p>37,02%</text:p>
          </table:table-cell>
          <table:table-cell office:value-type="percentage" office:value="0.3622" calcext:value-type="percentage">
            <text:p>36,2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778" calcext:value-type="percentage">
            <text:p>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4635" calcext:value-type="percentage">
            <text:p>34,64%</text:p>
          </table:table-cell>
          <table:table-cell table:style-name="ce1" table:formula="of:=AVERAGE([.C91:.C100])" office:value-type="percentage" office:value="0.33541" calcext:value-type="percentage">
            <text:p>33,54%</text:p>
          </table:table-cell>
          <table:table-cell table:style-name="ce1" table:formula="of:=AVERAGE([.D91:.D100])" office:value-type="percentage" office:value="0.3362" calcext:value-type="percentage">
            <text:p>33,62%</text:p>
          </table:table-cell>
          <table:table-cell table:style-name="ce1" table:number-columns-repeated="2"/>
          <table:table-cell table:style-name="ce1" table:formula="of:=AVERAGE([.G91:.G100])" office:value-type="percentage" office:value="0.05365" calcext:value-type="percentage">
            <text:p>5,37%</text:p>
          </table:table-cell>
          <table:table-cell table:style-name="ce1" table:formula="of:=AVERAGE([.H91:.H100])" office:value-type="percentage" office:value="0.05301" calcext:value-type="percentage">
            <text:p>5,30%</text:p>
          </table:table-cell>
          <table:table-cell table:style-name="ce1" table:formula="of:=AVERAGE([.I91:.I100])" office:value-type="percentage" office:value="0.05383" calcext:value-type="percentage">
            <text:p>5,3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478" calcext:value-type="percentage">
            <text:p>24,78%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472" calcext:value-type="percentage">
            <text:p>3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935" calcext:value-type="percentage">
            <text:p>49,35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787" calcext:value-type="percentage">
            <text:p>4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3097" calcext:value-type="percentage">
            <text:p>30,97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3019" calcext:value-type="percentage">
            <text:p>3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661" calcext:value-type="percentage">
            <text:p>36,61%</text:p>
          </table:table-cell>
          <table:table-cell/>
          <table:table-cell office:value-type="string" calcext:value-type="string">
            <text:p>Bands_5</text:p>
          </table:table-cell>
          <table:table-cell table:number-columns-repeated="2" office:value-type="percentage" office:value="0.4444" calcext:value-type="percentage">
            <text:p>44,44%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919" calcext:value-type="percentage">
            <text:p>29,19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2376" calcext:value-type="percentage">
            <text:p>23,76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Bands_9</text:p>
          </table:table-cell>
          <table:table-cell table:number-columns-repeated="2" office:value-type="percentage" office:value="0.2519" calcext:value-type="percentage">
            <text:p>25,19%</text:p>
          </table:table-cell>
          <table:table-cell office:value-type="percentage" office:value="0.2537" calcext:value-type="percentage">
            <text:p>25,3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29107" calcext:value-type="percentage">
            <text:p>29,11%</text:p>
          </table:table-cell>
          <table:table-cell table:style-name="ce1" table:formula="of:=AVERAGE([.C104:.C113])" office:value-type="percentage" office:value="0.28536" calcext:value-type="percentage">
            <text:p>28,54%</text:p>
          </table:table-cell>
          <table:table-cell table:style-name="ce1" table:formula="of:=AVERAGE([.D104:.D113])" office:value-type="percentage" office:value="0.28466" calcext:value-type="percentage">
            <text:p>28,4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509" calcext:value-type="percentage">
            <text:p>35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table:formula="of:=AVERAGE([.G105:.G114])" office:value-type="percentage" office:value="0.34871" calcext:value-type="percentage">
            <text:p>34,87%</text:p>
          </table:table-cell>
          <table:table-cell table:style-name="ce1" table:formula="of:=AVERAGE([.H105:.H114])" office:value-type="percentage" office:value="0.33917" calcext:value-type="percentage">
            <text:p>33,92%</text:p>
          </table:table-cell>
          <table:table-cell table:style-name="ce1" table:formula="of:=AVERAGE([.I105:.I114])" office:value-type="percentage" office:value="0.33879" calcext:value-type="percentage">
            <text:p>33,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5088" calcext:value-type="percentage">
            <text:p>50,88%</text:p>
          </table:table-cell>
          <table:table-cell office:value-type="percentage" office:value="0.5281" calcext:value-type="percentage">
            <text:p>52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685" calcext:value-type="percentage">
            <text:p>56,85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07" calcext:value-type="percentage">
            <text:p>45,0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3" calcext:value-type="percentage">
            <text:p>51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531" calcext:value-type="percentage">
            <text:p>55,31%</text:p>
          </table:table-cell>
          <table:table-cell office:value-type="percentage" office:value="0.5866" calcext:value-type="percentage">
            <text:p>58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589" calcext:value-type="percentage">
            <text:p>55,89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446" calcext:value-type="percentage">
            <text:p>54,46%</text:p>
          </table:table-cell>
          <table:table-cell office:value-type="percentage" office:value="0.4749" calcext:value-type="percentage">
            <text:p>47,49%</text:p>
          </table:table-cell>
          <table:table-cell office:value-type="percentage" office:value="0.3723" calcext:value-type="percentage">
            <text:p>37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548" calcext:value-type="percentage">
            <text:p>55,48%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632" calcext:value-type="percentage">
            <text:p>6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6732" calcext:value-type="percentage">
            <text:p>67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525" calcext:value-type="percentage">
            <text:p>55,25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394" calcext:value-type="percentage">
            <text:p>43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681" calcext:value-type="percentage">
            <text:p>56,81%</text:p>
          </table:table-cell>
          <table:table-cell office:value-type="percentage" office:value="0.4892" calcext:value-type="percentage">
            <text:p>48,9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5247" calcext:value-type="percentage">
            <text:p>35,25%</text:p>
          </table:table-cell>
          <table:table-cell table:style-name="ce1" table:formula="of:=AVERAGE([.C117:.C126])" office:value-type="percentage" office:value="0.34602" calcext:value-type="percentage">
            <text:p>34,60%</text:p>
          </table:table-cell>
          <table:table-cell table:style-name="ce1" table:formula="of:=AVERAGE([.D117:.D126])" office:value-type="percentage" office:value="0.34929" calcext:value-type="percentage">
            <text:p>34,93%</text:p>
          </table:table-cell>
          <table:table-cell table:style-name="ce1" table:number-columns-repeated="2"/>
          <table:table-cell table:style-name="ce1" table:formula="of:=AVERAGE([.G117:.G126])" office:value-type="percentage" office:value="0.56072" calcext:value-type="percentage">
            <text:p>56,07%</text:p>
          </table:table-cell>
          <table:table-cell table:style-name="ce1" table:formula="of:=AVERAGE([.H117:.H126])" office:value-type="percentage" office:value="0.5243" calcext:value-type="percentage">
            <text:p>52,43%</text:p>
          </table:table-cell>
          <table:table-cell table:style-name="ce1" table:formula="of:=AVERAGE([.I117:.I126])" office:value-type="percentage" office:value="0.50996" calcext:value-type="percentage">
            <text:p>51,0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216" calcext:value-type="percentage">
            <text:p>2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905" calcext:value-type="percentage">
            <text:p>9,05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0982" calcext:value-type="percentage">
            <text:p>9,82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3" calcext:value-type="percentage">
            <text:p>6,4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2:.B141])" office:value-type="percentage" office:value="0.09084" calcext:value-type="percentage">
            <text:p>9,08%</text:p>
          </table:table-cell>
          <table:table-cell table:style-name="ce1" table:formula="of:=AVERAGE([.C132:.C141])" office:value-type="percentage" office:value="0.0902" calcext:value-type="percentage">
            <text:p>9,02%</text:p>
          </table:table-cell>
          <table:table-cell table:style-name="ce1" table:formula="of:=AVERAGE([.D132:.D141])" office:value-type="percentage" office:value="0.09185" calcext:value-type="percentage">
            <text:p>9,19%</text:p>
          </table:table-cell>
          <table:table-cell table:style-name="ce1" table:number-columns-repeated="2"/>
          <table:table-cell table:style-name="ce1" table:formula="of:=AVERAGE([.G132:.G141])" office:value-type="percentage" office:value="0.30432" calcext:value-type="percentage">
            <text:p>30,43%</text:p>
          </table:table-cell>
          <table:table-cell table:style-name="ce1" table:formula="of:=AVERAGE([.H132:.H141])" office:value-type="percentage" office:value="0.25351" calcext:value-type="percentage">
            <text:p>25,35%</text:p>
          </table:table-cell>
          <table:table-cell table:style-name="ce1" table:formula="of:=AVERAGE([.I132:.I141])" office:value-type="percentage" office:value="0.21552" calcext:value-type="percentage">
            <text:p>21,5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147" calcext:value-type="percentage">
            <text:p>11,47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22" calcext:value-type="percentage">
            <text:p>16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53" calcext:value-type="percentage">
            <text:p>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278" calcext:value-type="percentage">
            <text:p>1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47" calcext:value-type="percentage">
            <text:p>10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27" calcext:value-type="percentage">
            <text:p>11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187" calcext:value-type="percentage">
            <text:p>11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64" calcext:value-type="percentage">
            <text:p>16,4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307" calcext:value-type="percentage">
            <text:p>13,0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5:.B154])" office:value-type="percentage" office:value="0.18234" calcext:value-type="percentage">
            <text:p>18,23%</text:p>
          </table:table-cell>
          <table:table-cell table:style-name="ce1" table:formula="of:=AVERAGE([.C145:.C154])" office:value-type="percentage" office:value="0.11943" calcext:value-type="percentage">
            <text:p>11,94%</text:p>
          </table:table-cell>
          <table:table-cell table:style-name="ce1" table:formula="of:=AVERAGE([.D145:.D154])" office:value-type="percentage" office:value="0.1149" calcext:value-type="percentage">
            <text:p>11,49%</text:p>
          </table:table-cell>
          <table:table-cell table:style-name="ce1" table:number-columns-repeated="2"/>
          <table:table-cell table:style-name="ce1" table:formula="of:=AVERAGE([.G145:.G154])" office:value-type="percentage" office:value="0.16607" calcext:value-type="percentage">
            <text:p>16,61%</text:p>
          </table:table-cell>
          <table:table-cell table:style-name="ce1" table:formula="of:=AVERAGE([.H145:.H154])" office:value-type="percentage" office:value="0.10848" calcext:value-type="percentage">
            <text:p>10,85%</text:p>
          </table:table-cell>
          <table:table-cell table:style-name="ce1" table:formula="of:=AVERAGE([.I145:.I154])" office:value-type="percentage" office:value="0.10088" calcext:value-type="percentage">
            <text:p>10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58:.B167])" office:value-type="percentage" office:value="0.02701" calcext:value-type="percentage">
            <text:p>2,70%</text:p>
          </table:table-cell>
          <table:table-cell table:style-name="ce1" table:formula="of:=AVERAGE([.C158:.C167])" office:value-type="percentage" office:value="0.02747" calcext:value-type="percentage">
            <text:p>2,75%</text:p>
          </table:table-cell>
          <table:table-cell table:style-name="ce1" table:formula="of:=AVERAGE([.D158:.D167])" office:value-type="percentage" office:value="0.021" calcext:value-type="percentage">
            <text:p>2,10%</text:p>
          </table:table-cell>
          <table:table-cell table:style-name="ce1" table:number-columns-repeated="2"/>
          <table:table-cell table:style-name="ce1" table:formula="of:=AVERAGE([.G158:.G167])" office:value-type="string" office:string-value="" calcext:value-type="error">
            <text:p>#DIV/0!</text:p>
          </table:table-cell>
          <table:table-cell table:style-name="ce1" table:formula="of:=AVERAGE([.H158:.H167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3" calcext:value-type="percentage">
            <text:p>6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33" calcext:value-type="percentage">
            <text:p>14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3" calcext:value-type="percentage">
            <text:p>3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967" calcext:value-type="percentage">
            <text:p>29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67" calcext:value-type="percentage">
            <text:p>11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67" calcext:value-type="percentage">
            <text:p>15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33" calcext:value-type="percentage">
            <text:p>3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1:.B180])" office:value-type="percentage" office:value="0.16366" calcext:value-type="percentage">
            <text:p>16,37%</text:p>
          </table:table-cell>
          <table:table-cell table:style-name="ce1" table:formula="of:=AVERAGE([.C171:.C180])" office:value-type="percentage" office:value="0.13466" calcext:value-type="percentage">
            <text:p>13,47%</text:p>
          </table:table-cell>
          <table:table-cell table:style-name="ce1" table:formula="of:=AVERAGE([.D171:.D180])" office:value-type="percentage" office:value="0.13333" calcext:value-type="percentage">
            <text:p>13,33%</text:p>
          </table:table-cell>
          <table:table-cell table:style-name="Default" table:number-columns-repeated="5"/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479.2" calcext:value-type="float">
            <text:p>1479,2</text:p>
          </table:table-cell>
          <table:table-cell table:style-name="ce3" office:value-type="float" office:value="1750.29" calcext:value-type="float">
            <text:p>1750,29</text:p>
          </table:table-cell>
          <table:table-cell table:style-name="ce3" office:value-type="float" office:value="1434.07" calcext:value-type="float">
            <text:p>1434,07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173" calcext:value-type="float">
            <text:p>0,1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2103.68" calcext:value-type="float">
            <text:p>2103,68</text:p>
          </table:table-cell>
          <table:table-cell table:style-name="ce3" office:value-type="float" office:value="2913.72" calcext:value-type="float">
            <text:p>2913,72</text:p>
          </table:table-cell>
          <table:table-cell table:style-name="ce3" office:value-type="float" office:value="2686.19" calcext:value-type="float">
            <text:p>2686,19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4670.97" calcext:value-type="float">
            <text:p>4670,97</text:p>
          </table:table-cell>
          <table:table-cell table:style-name="ce3" office:value-type="float" office:value="2654.71" calcext:value-type="float">
            <text:p>2654,71</text:p>
          </table:table-cell>
          <table:table-cell table:style-name="ce3" office:value-type="float" office:value="3695.41" calcext:value-type="float">
            <text:p>3695,41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314" calcext:value-type="float">
            <text:p>0,31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3373.64" calcext:value-type="float">
            <text:p>3373,64</text:p>
          </table:table-cell>
          <table:table-cell table:style-name="ce3" office:value-type="float" office:value="2598.46" calcext:value-type="float">
            <text:p>2598,46</text:p>
          </table:table-cell>
          <table:table-cell table:style-name="ce3" office:value-type="float" office:value="3752.82" calcext:value-type="float">
            <text:p>3752,82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86" calcext:value-type="float">
            <text:p>9,086</text:p>
          </table:table-cell>
          <table:table-cell table:style-name="ce3" office:value-type="float" office:value="57.19" calcext:value-type="float">
            <text:p>57,19</text:p>
          </table:table-cell>
          <table:table-cell table:style-name="ce3" office:value-type="float" office:value="6.441" calcext:value-type="float">
            <text:p>6,4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780.36" calcext:value-type="float">
            <text:p>2780,36</text:p>
          </table:table-cell>
          <table:table-cell table:style-name="ce3" office:value-type="float" office:value="2695.73" calcext:value-type="float">
            <text:p>2695,73</text:p>
          </table:table-cell>
          <table:table-cell table:style-name="ce3" office:value-type="float" office:value="2003.56" calcext:value-type="float">
            <text:p>2003,56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6.46" calcext:value-type="float">
            <text:p>6,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1984.6" calcext:value-type="float">
            <text:p>1984,6</text:p>
          </table:table-cell>
          <table:table-cell table:style-name="ce3" office:value-type="float" office:value="1930.39" calcext:value-type="float">
            <text:p>1930,39</text:p>
          </table:table-cell>
          <table:table-cell table:style-name="ce3" office:value-type="float" office:value="1840.55" calcext:value-type="float">
            <text:p>1840,55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179" calcext:value-type="float">
            <text:p>0,179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906.56" calcext:value-type="float">
            <text:p>1906,56</text:p>
          </table:table-cell>
          <table:table-cell table:style-name="ce3" office:value-type="float" office:value="1571.37" calcext:value-type="float">
            <text:p>1571,37</text:p>
          </table:table-cell>
          <table:table-cell table:style-name="ce3" office:value-type="float" office:value="3649.07" calcext:value-type="float">
            <text:p>3649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5" calcext:value-type="float">
            <text:p>0,2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20.11" calcext:value-type="float">
            <text:p>3520,11</text:p>
          </table:table-cell>
          <table:table-cell table:style-name="ce3" office:value-type="float" office:value="4135.34" calcext:value-type="float">
            <text:p>4135,34</text:p>
          </table:table-cell>
          <table:table-cell table:style-name="ce3" office:value-type="float" office:value="2856.97" calcext:value-type="float">
            <text:p>2856,97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58" calcext:value-type="float">
            <text:p>0,558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223" calcext:value-type="float">
            <text:p>0,2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3747.47" calcext:value-type="float">
            <text:p>3747,47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2420.43" calcext:value-type="float">
            <text:p>2420,43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277" calcext:value-type="float">
            <text:p>0,277</text:p>
          </table:table-cell>
          <table:table-cell table:number-columns-repeated="2" table:style-name="ce3" office:value-type="float" office:value="0.207" calcext:value-type="float">
            <text:p>0,2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3131.29" calcext:value-type="float">
            <text:p>3131,29</text:p>
          </table:table-cell>
          <table:table-cell table:style-name="ce3" office:value-type="float" office:value="2055.7" calcext:value-type="float">
            <text:p>2055,7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84:.B193])" office:value-type="float" office:value="2869.788" calcext:value-type="float">
            <text:p>2869,788</text:p>
          </table:table-cell>
          <table:table-cell table:style-name="ce4" table:formula="of:=AVERAGE([.C184:.C193])" office:value-type="float" office:value="2619.328" calcext:value-type="float">
            <text:p>2619,328</text:p>
          </table:table-cell>
          <table:table-cell table:style-name="ce4" table:formula="of:=AVERAGE([.D184:.D193])" office:value-type="float" office:value="2704.34111111111" calcext:value-type="float">
            <text:p>2704,34111111111</text:p>
          </table:table-cell>
          <table:table-cell table:style-name="Default"/>
          <table:table-cell table:style-name="ce1"/>
          <table:table-cell table:style-name="ce4" table:formula="of:=AVERAGE([.G184:.G193])" office:value-type="float" office:value="1.199" calcext:value-type="float">
            <text:p>1,199</text:p>
          </table:table-cell>
          <table:table-cell table:style-name="ce4" table:formula="of:=AVERAGE([.H184:.H193])" office:value-type="float" office:value="5.9356" calcext:value-type="float">
            <text:p>5,9356</text:p>
          </table:table-cell>
          <table:table-cell table:style-name="ce4" table:formula="of:=AVERAGE([.I184:.I193])" office:value-type="float" office:value="1.4566" calcext:value-type="float">
            <text:p>1,45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3885.53" calcext:value-type="float">
            <text:p>3885,53</text:p>
          </table:table-cell>
          <table:table-cell table:style-name="ce3" office:value-type="float" office:value="3767.96" calcext:value-type="float">
            <text:p>3767,96</text:p>
          </table:table-cell>
          <table:table-cell table:style-name="ce3" office:value-type="float" office:value="3762.59" calcext:value-type="float">
            <text:p>3762,5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266.73" calcext:value-type="float">
            <text:p>266,73</text:p>
          </table:table-cell>
          <table:table-cell table:style-name="ce3"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626.58" calcext:value-type="float">
            <text:p>2626,58</text:p>
          </table:table-cell>
          <table:table-cell table:style-name="ce3" office:value-type="float" office:value="2624.25" calcext:value-type="float">
            <text:p>2624,25</text:p>
          </table:table-cell>
          <table:table-cell table:style-name="ce3" office:value-type="float" office:value="2417.42" calcext:value-type="float">
            <text:p>2417,42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130.45" calcext:value-type="float">
            <text:p>130,45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745.63" calcext:value-type="float">
            <text:p>3745,63</text:p>
          </table:table-cell>
          <table:table-cell table:style-name="ce3" office:value-type="float" office:value="3702.61" calcext:value-type="float">
            <text:p>3702,61</text:p>
          </table:table-cell>
          <table:table-cell table:style-name="ce3" office:value-type="float" office:value="3663.54" calcext:value-type="float">
            <text:p>3663,5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2" calcext:value-type="float">
            <text:p>0,1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4358.6" calcext:value-type="float">
            <text:p>4358,6</text:p>
          </table:table-cell>
          <table:table-cell table:style-name="ce3" office:value-type="float" office:value="4222.42" calcext:value-type="float">
            <text:p>4222,42</text:p>
          </table:table-cell>
          <table:table-cell table:style-name="ce3" office:value-type="float" office:value="5106.57" calcext:value-type="float">
            <text:p>5106,5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50.67" calcext:value-type="float">
            <text:p>150,67</text:p>
          </table:table-cell>
          <table:table-cell table:style-name="ce3" office:value-type="float" office:value="22.87" calcext:value-type="float">
            <text:p>22,87</text:p>
          </table:table-cell>
          <table:table-cell table:style-name="ce3" office:value-type="float" office:value="415.65" calcext:value-type="float">
            <text:p>415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648.43" calcext:value-type="float">
            <text:p>2648,43</text:p>
          </table:table-cell>
          <table:table-cell table:style-name="ce3" office:value-type="float" office:value="2997.66" calcext:value-type="float">
            <text:p>2997,66</text:p>
          </table:table-cell>
          <table:table-cell table:style-name="ce3" office:value-type="float" office:value="3609.76" calcext:value-type="float">
            <text:p>3609,7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463" calcext:value-type="float">
            <text:p>0,463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42" calcext:value-type="float">
            <text:p>0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707.32" calcext:value-type="float">
            <text:p>2707,32</text:p>
          </table:table-cell>
          <table:table-cell table:style-name="ce3" office:value-type="float" office:value="2736.75" calcext:value-type="float">
            <text:p>2736,75</text:p>
          </table:table-cell>
          <table:table-cell table:style-name="ce3" office:value-type="float" office:value="2363.41" calcext:value-type="float">
            <text:p>2363,41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554.16" calcext:value-type="float">
            <text:p>554,16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 office:value-type="float" office:value="38.65" calcext:value-type="float">
            <text:p>38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4077.44" calcext:value-type="float">
            <text:p>4077,44</text:p>
          </table:table-cell>
          <table:table-cell table:style-name="ce3" office:value-type="float" office:value="3832.47" calcext:value-type="float">
            <text:p>3832,47</text:p>
          </table:table-cell>
          <table:table-cell table:style-name="ce3" office:value-type="float" office:value="2605.1" calcext:value-type="float">
            <text:p>260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614.41" calcext:value-type="float">
            <text:p>3614,41</text:p>
          </table:table-cell>
          <table:table-cell table:style-name="ce3" office:value-type="float" office:value="3893.81" calcext:value-type="float">
            <text:p>3893,81</text:p>
          </table:table-cell>
          <table:table-cell table:style-name="ce3" office:value-type="float" office:value="4210.76" calcext:value-type="float">
            <text:p>4210,76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40.02" calcext:value-type="float">
            <text:p>40,02</text:p>
          </table:table-cell>
          <table:table-cell table:style-name="ce3" office:value-type="float" office:value="3.14" calcext:value-type="float">
            <text:p>3,14</text:p>
          </table:table-cell>
          <table:table-cell table:style-name="ce3" office:value-type="float" office:value="10.69" calcext:value-type="float">
            <text:p>10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453.7" calcext:value-type="float">
            <text:p>3453,7</text:p>
          </table:table-cell>
          <table:table-cell table:style-name="ce3" office:value-type="float" office:value="3656.14" calcext:value-type="float">
            <text:p>3656,14</text:p>
          </table:table-cell>
          <table:table-cell table:style-name="ce3" office:value-type="float" office:value="3335.89" calcext:value-type="float">
            <text:p>3335,89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82.38" calcext:value-type="float">
            <text:p>82,38</text:p>
          </table:table-cell>
          <table:table-cell table:style-name="ce3" office:value-type="float" office:value="53.03" calcext:value-type="float">
            <text:p>53,03</text:p>
          </table:table-cell>
          <table:table-cell table:style-name="ce3" office:value-type="float" office:value="70.88" calcext:value-type="float">
            <text:p>70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017.92" calcext:value-type="float">
            <text:p>4017,92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4334.99" calcext:value-type="float">
            <text:p>4334,99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97:.B206])" office:value-type="float" office:value="3513.556" calcext:value-type="float">
            <text:p>3513,556</text:p>
          </table:table-cell>
          <table:table-cell table:style-name="ce4" table:formula="of:=AVERAGE([.C197:.C206])" office:value-type="float" office:value="3532.164" calcext:value-type="float">
            <text:p>3532,164</text:p>
          </table:table-cell>
          <table:table-cell table:style-name="ce4" table:formula="of:=AVERAGE([.D197:.D206])" office:value-type="float" office:value="3541.003" calcext:value-type="float">
            <text:p>3541,003</text:p>
          </table:table-cell>
          <table:table-cell table:style-name="Default"/>
          <table:table-cell table:style-name="ce1"/>
          <table:table-cell table:style-name="ce4" table:formula="of:=AVERAGE([.G197:.G206])" office:value-type="float" office:value="95.8646" calcext:value-type="float">
            <text:p>95,8646</text:p>
          </table:table-cell>
          <table:table-cell table:style-name="ce4" table:formula="of:=AVERAGE([.H197:.H206])" office:value-type="float" office:value="39.4541" calcext:value-type="float">
            <text:p>39,4541</text:p>
          </table:table-cell>
          <table:table-cell table:style-name="ce4" table:formula="of:=AVERAGE([.I197:.I206])" office:value-type="float" office:value="53.698" calcext:value-type="float">
            <text:p>53,6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06" calcext:value-type="float">
            <text:p>0,10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2.167" calcext:value-type="float">
            <text:p>2,167</text:p>
          </table:table-cell>
          <table:table-cell table:style-name="ce3" office:value-type="float" office:value="1.772" calcext:value-type="float">
            <text:p>1,772</text:p>
          </table:table-cell>
          <table:table-cell table:style-name="ce3" office:value-type="float" office:value="1.672" calcext:value-type="float">
            <text:p>1,6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121" calcext:value-type="float">
            <text:p>0,0121</text:p>
          </table:table-cell>
          <table:table-cell table:style-name="ce3" office:value-type="float" office:value="74.79" calcext:value-type="float">
            <text:p>74,79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22.46" calcext:value-type="float">
            <text:p>22,46</text:p>
          </table:table-cell>
          <table:table-cell table:style-name="ce3" office:value-type="float" office:value="421.56" calcext:value-type="float">
            <text:p>421,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446" calcext:value-type="float">
            <text:p>0,0446</text:p>
          </table:table-cell>
          <table:table-cell table:style-name="ce3" office:value-type="float" office:value="21.414" calcext:value-type="float">
            <text:p>21,41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309" calcext:value-type="float">
            <text:p>1,309</text:p>
          </table:table-cell>
          <table:table-cell table:style-name="ce3" office:value-type="float" office:value="1.143" calcext:value-type="float">
            <text:p>1,1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282.61" calcext:value-type="float">
            <text:p>282,61</text:p>
          </table:table-cell>
          <table:table-cell table:style-name="ce3" office:value-type="float" office:value="42.12" calcext:value-type="float">
            <text:p>42,12</text:p>
          </table:table-cell>
          <table:table-cell table:style-name="ce3" office:value-type="float" office:value="71.738" calcext:value-type="float">
            <text:p>71,738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617" calcext:value-type="float">
            <text:p>1,617</text:p>
          </table:table-cell>
          <table:table-cell table:style-name="ce3" office:value-type="float" office:value="1.329" calcext:value-type="float">
            <text:p>1,329</text:p>
          </table:table-cell>
          <table:table-cell table:style-name="ce3" office:value-type="float" office:value="1.833" calcext:value-type="float">
            <text:p>1,8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46.72" calcext:value-type="float">
            <text:p>46,72</text:p>
          </table:table-cell>
          <table:table-cell table:style-name="ce3" office:value-type="float" office:value="0.0601" calcext:value-type="float">
            <text:p>0,0601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934" calcext:value-type="float">
            <text:p>1,934</text:p>
          </table:table-cell>
          <table:table-cell table:style-name="ce3" office:value-type="float" office:value="1.786" calcext:value-type="float">
            <text:p>1,786</text:p>
          </table:table-cell>
          <table:table-cell table:style-name="ce3" office:value-type="float" office:value="1.599" calcext:value-type="float">
            <text:p>1,5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55.44" calcext:value-type="float">
            <text:p>55,4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65" calcext:value-type="float">
            <text:p>1,65</text:p>
          </table:table-cell>
          <table:table-cell table:style-name="ce3" office:value-type="float" office:value="1.496" calcext:value-type="float">
            <text:p>1,496</text:p>
          </table:table-cell>
          <table:table-cell table:style-name="ce3" office:value-type="float" office:value="1.509" calcext:value-type="float">
            <text:p>1,5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621" calcext:value-type="float">
            <text:p>0,0621</text:p>
          </table:table-cell>
          <table:table-cell table:style-name="ce3" office:value-type="float" office:value="6.713" calcext:value-type="float">
            <text:p>6,713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829" calcext:value-type="float">
            <text:p>1,829</text:p>
          </table:table-cell>
          <table:table-cell table:style-name="ce3" office:value-type="float" office:value="1.532" calcext:value-type="float">
            <text:p>1,532</text:p>
          </table:table-cell>
          <table:table-cell table:style-name="ce3" office:value-type="float" office:value="1.626" calcext:value-type="float">
            <text:p>1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1.171" calcext:value-type="float">
            <text:p>1,171</text:p>
          </table:table-cell>
          <table:table-cell table:style-name="ce3" office:value-type="float" office:value="22.77" calcext:value-type="float">
            <text:p>22,7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795" calcext:value-type="float">
            <text:p>1,795</text:p>
          </table:table-cell>
          <table:table-cell table:style-name="ce3" office:value-type="float" office:value="1.47" calcext:value-type="float">
            <text:p>1,47</text:p>
          </table:table-cell>
          <table:table-cell table:style-name="ce3" office:value-type="float" office:value="1.147" calcext:value-type="float">
            <text:p>1,1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0181" calcext:value-type="float">
            <text:p>0,018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52" calcext:value-type="float">
            <text:p>1,5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161" calcext:value-type="float">
            <text:p>1,1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62.49" calcext:value-type="float">
            <text:p>62,49</text:p>
          </table:table-cell>
          <table:table-cell table:style-name="ce3" office:value-type="float" office:value="11.33" calcext:value-type="float">
            <text:p>11,33</text:p>
          </table:table-cell>
          <table:table-cell table:style-name="ce3" office:value-type="float" office:value="60.77" calcext:value-type="float">
            <text:p>60,77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91" calcext:value-type="float">
            <text:p>1,91</text:p>
          </table:table-cell>
          <table:table-cell table:style-name="ce3" office:value-type="float" office:value="265.35" calcext:value-type="float">
            <text:p>265,35</text:p>
          </table:table-cell>
          <table:table-cell table:style-name="ce3" office:value-type="float" office:value="1.45" calcext:value-type="float">
            <text:p>1,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10:.B219])" office:value-type="float" office:value="39.2102" calcext:value-type="float">
            <text:p>39,2102</text:p>
          </table:table-cell>
          <table:table-cell table:style-name="ce4" table:formula="of:=AVERAGE([.C210:.C219])" office:value-type="float" office:value="5.50837" calcext:value-type="float">
            <text:p>5,50837</text:p>
          </table:table-cell>
          <table:table-cell table:style-name="ce4" table:formula="of:=AVERAGE([.D210:.D219])" office:value-type="float" office:value="31.38091" calcext:value-type="float">
            <text:p>31,38091</text:p>
          </table:table-cell>
          <table:table-cell table:style-name="Default"/>
          <table:table-cell table:style-name="ce1"/>
          <table:table-cell table:style-name="ce4" table:formula="of:=AVERAGE([.G210:.G219])" office:value-type="float" office:value="1.7364" calcext:value-type="float">
            <text:p>1,7364</text:p>
          </table:table-cell>
          <table:table-cell table:style-name="ce4" table:formula="of:=AVERAGE([.H210:.H219])" office:value-type="float" office:value="29.972" calcext:value-type="float">
            <text:p>29,972</text:p>
          </table:table-cell>
          <table:table-cell table:style-name="ce4" table:formula="of:=AVERAGE([.I210:.I219])" office:value-type="float" office:value="43.47" calcext:value-type="float">
            <text:p>43,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01" calcext:value-type="float">
            <text:p>0,10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89.89" calcext:value-type="float">
            <text:p>89,89</text:p>
          </table:table-cell>
          <table:table-cell table:style-name="ce3" office:value-type="float" office:value="39.75" calcext:value-type="float">
            <text:p>39,75</text:p>
          </table:table-cell>
          <table:table-cell table:style-name="ce3" office:value-type="float" office:value="15.755" calcext:value-type="float">
            <text:p>15,7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622" calcext:value-type="float">
            <text:p>0,062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710.44" calcext:value-type="float">
            <text:p>710,44</text:p>
          </table:table-cell>
          <table:table-cell table:style-name="ce3" office:value-type="float" office:value="89.65" calcext:value-type="float">
            <text:p>89,65</text:p>
          </table:table-cell>
          <table:table-cell table:style-name="ce3" office:value-type="float" office:value="416.88" calcext:value-type="float">
            <text:p>416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08.21" calcext:value-type="float">
            <text:p>508,21</text:p>
          </table:table-cell>
          <table:table-cell table:style-name="ce3" office:value-type="float" office:value="41.54" calcext:value-type="float">
            <text:p>41,54</text:p>
          </table:table-cell>
          <table:table-cell table:style-name="ce3" office:value-type="float" office:value="78.051" calcext:value-type="float">
            <text:p>78,0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885" calcext:value-type="float">
            <text:p>0,088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79" calcext:value-type="float">
            <text:p>2,79</text:p>
          </table:table-cell>
          <table:table-cell table:style-name="ce3" office:value-type="float" office:value="43.96" calcext:value-type="float">
            <text:p>43,96</text:p>
          </table:table-cell>
          <table:table-cell table:style-name="ce3" office:value-type="float" office:value="645.53" calcext:value-type="float">
            <text:p>645,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706" calcext:value-type="float">
            <text:p>1,706</text:p>
          </table:table-cell>
          <table:table-cell table:style-name="ce3" office:value-type="float" office:value="18.89" calcext:value-type="float">
            <text:p>18,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573" calcext:value-type="float">
            <text:p>0,057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994" calcext:value-type="float">
            <text:p>0,994</text:p>
          </table:table-cell>
          <table:table-cell table:style-name="ce3" office:value-type="float" office:value="1.453" calcext:value-type="float">
            <text:p>1,4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55.67" calcext:value-type="float">
            <text:p>55,67</text:p>
          </table:table-cell>
          <table:table-cell table:style-name="ce3" office:value-type="float" office:value="2.121" calcext:value-type="float">
            <text:p>2,12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756" calcext:value-type="float">
            <text:p>0,075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2.9" calcext:value-type="float">
            <text:p>42,9</text:p>
          </table:table-cell>
          <table:table-cell table:style-name="ce3" office:value-type="float" office:value="81.49" calcext:value-type="float">
            <text:p>81,49</text:p>
          </table:table-cell>
          <table:table-cell table:style-name="ce3" office:value-type="float" office:value="712.72" calcext:value-type="float">
            <text:p>712,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62.83" calcext:value-type="float">
            <text:p>162,83</text:p>
          </table:table-cell>
          <table:table-cell table:style-name="ce3" office:value-type="float" office:value="10.23" calcext:value-type="float">
            <text:p>10,23</text:p>
          </table:table-cell>
          <table:table-cell table:style-name="ce3" office:value-type="float" office:value="16.58" calcext:value-type="float">
            <text:p>16,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22.96" calcext:value-type="float">
            <text:p>22,96</text:p>
          </table:table-cell>
          <table:table-cell table:style-name="ce3" office:value-type="float" office:value="31.95" calcext:value-type="float">
            <text:p>31,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3:.B232])" office:value-type="float" office:value="0.08217" calcext:value-type="float">
            <text:p>0,08217</text:p>
          </table:table-cell>
          <table:table-cell table:style-name="ce4" table:formula="of:=AVERAGE([.C223:.C232])" office:value-type="string" office:string-value="" calcext:value-type="error">
            <text:p>#DIV/0!</text:p>
          </table:table-cell>
          <table:table-cell table:style-name="ce4" table:formula="of:=AVERAGE([.D223:.D23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3:.G232])" office:value-type="float" office:value="152.1435" calcext:value-type="float">
            <text:p>152,1435</text:p>
          </table:table-cell>
          <table:table-cell table:style-name="ce4" table:formula="of:=AVERAGE([.H223:.H232])" office:value-type="float" office:value="38.795" calcext:value-type="float">
            <text:p>38,795</text:p>
          </table:table-cell>
          <table:table-cell table:style-name="ce4" table:formula="of:=AVERAGE([.I223:.I232])" office:value-type="float" office:value="193.993" calcext:value-type="float">
            <text:p>193,9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891.24" calcext:value-type="float">
            <text:p>1891,24</text:p>
          </table:table-cell>
          <table:table-cell table:style-name="ce3" office:value-type="float" office:value="1956.98" calcext:value-type="float">
            <text:p>1956,98</text:p>
          </table:table-cell>
          <table:table-cell table:style-name="ce3" office:value-type="float" office:value="1557.34" calcext:value-type="float">
            <text:p>1557,34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66.105" calcext:value-type="float">
            <text:p>66,105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601.46" calcext:value-type="float">
            <text:p>1601,46</text:p>
          </table:table-cell>
          <table:table-cell table:style-name="ce3" office:value-type="float" office:value="1674.14" calcext:value-type="float">
            <text:p>1674,14</text:p>
          </table:table-cell>
          <table:table-cell table:style-name="ce3" office:value-type="float" office:value="1667.81" calcext:value-type="float">
            <text:p>1667,8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57.14" calcext:value-type="float">
            <text:p>157,14</text:p>
          </table:table-cell>
          <table:table-cell table:style-name="ce3" office:value-type="float" office:value="0.505" calcext:value-type="float">
            <text:p>0,505</text:p>
          </table:table-cell>
          <table:table-cell table:style-name="ce3" office:value-type="float" office:value="0.48" calcext:value-type="float">
            <text:p>0,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2.54" calcext:value-type="float">
            <text:p>1582,54</text:p>
          </table:table-cell>
          <table:table-cell table:style-name="ce3" office:value-type="float" office:value="1784.47" calcext:value-type="float">
            <text:p>1784,47</text:p>
          </table:table-cell>
          <table:table-cell table:style-name="ce3" office:value-type="float" office:value="1576.34" calcext:value-type="float">
            <text:p>1576,34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07.95" calcext:value-type="float">
            <text:p>107,95</text:p>
          </table:table-cell>
          <table:table-cell table:style-name="ce3" office:value-type="float" office:value="161.27" calcext:value-type="float">
            <text:p>161,27</text:p>
          </table:table-cell>
          <table:table-cell table:style-name="ce3" office:value-type="float" office:value="204.63" calcext:value-type="float">
            <text:p>204,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2187.9" calcext:value-type="float">
            <text:p>2187,9</text:p>
          </table:table-cell>
          <table:table-cell table:style-name="ce3" office:value-type="float" office:value="2027.83" calcext:value-type="float">
            <text:p>2027,83</text:p>
          </table:table-cell>
          <table:table-cell table:style-name="ce3" office:value-type="float" office:value="2121.59" calcext:value-type="float">
            <text:p>2121,5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64" calcext:value-type="float">
            <text:p>0,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961.6" calcext:value-type="float">
            <text:p>1961,6</text:p>
          </table:table-cell>
          <table:table-cell table:style-name="ce3" office:value-type="float" office:value="1853.15" calcext:value-type="float">
            <text:p>1853,15</text:p>
          </table:table-cell>
          <table:table-cell table:style-name="ce3" office:value-type="float" office:value="2214.41" calcext:value-type="float">
            <text:p>2214,41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360.33" calcext:value-type="float">
            <text:p>2360,33</text:p>
          </table:table-cell>
          <table:table-cell table:style-name="ce3" office:value-type="float" office:value="2230.65" calcext:value-type="float">
            <text:p>2230,65</text:p>
          </table:table-cell>
          <table:table-cell table:style-name="ce3" office:value-type="float" office:value="2128.78" calcext:value-type="float">
            <text:p>2128,78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0.32" calcext:value-type="float">
            <text:p>0,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05.58" calcext:value-type="float">
            <text:p>2805,58</text:p>
          </table:table-cell>
          <table:table-cell table:style-name="ce3" office:value-type="float" office:value="1825.31" calcext:value-type="float">
            <text:p>1825,31</text:p>
          </table:table-cell>
          <table:table-cell table:style-name="ce3" office:value-type="float" office:value="1789.58" calcext:value-type="float">
            <text:p>1789,5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600.06" calcext:value-type="float">
            <text:p>1600,06</text:p>
          </table:table-cell>
          <table:table-cell table:style-name="ce3" office:value-type="float" office:value="1355.4" calcext:value-type="float">
            <text:p>1355,4</text:p>
          </table:table-cell>
          <table:table-cell table:style-name="ce3" office:value-type="float" office:value="1485.98" calcext:value-type="float">
            <text:p>1485,98</text:p>
          </table:table-cell>
          <table:table-cell table:style-name="Default"/>
          <table:table-cell office:value-type="string" calcext:value-type="string">
            <text:p>FA_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ce3" office:value-type="float" office:value="0.76" calcext:value-type="float">
            <text:p>0,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842.26" calcext:value-type="float">
            <text:p>1842,26</text:p>
          </table:table-cell>
          <table:table-cell table:style-name="ce3" office:value-type="float" office:value="1625.91" calcext:value-type="float">
            <text:p>1625,91</text:p>
          </table:table-cell>
          <table:table-cell table:style-name="ce3" office:value-type="float" office:value="2006.58" calcext:value-type="float">
            <text:p>2006,5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48" calcext:value-type="float">
            <text:p>0,48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3" calcext:value-type="float">
            <text:p>0,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386.97" calcext:value-type="float">
            <text:p>1386,97</text:p>
          </table:table-cell>
          <table:table-cell table:style-name="ce3" office:value-type="float" office:value="1468.99" calcext:value-type="float">
            <text:p>1468,99</text:p>
          </table:table-cell>
          <table:table-cell table:style-name="ce3" office:value-type="float" office:value="1357.24" calcext:value-type="float">
            <text:p>1357,24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54.14" calcext:value-type="float">
            <text:p>54,14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307.13" calcext:value-type="float">
            <text:p>307,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6:.B245])" office:value-type="float" office:value="1921.994" calcext:value-type="float">
            <text:p>1921,994</text:p>
          </table:table-cell>
          <table:table-cell table:style-name="ce4" table:formula="of:=AVERAGE([.C236:.C245])" office:value-type="float" office:value="1780.283" calcext:value-type="float">
            <text:p>1780,283</text:p>
          </table:table-cell>
          <table:table-cell table:style-name="ce4" table:formula="of:=AVERAGE([.D236:.D245])" office:value-type="float" office:value="1790.565" calcext:value-type="float">
            <text:p>1790,565</text:p>
          </table:table-cell>
          <table:table-cell table:style-name="Default"/>
          <table:table-cell table:style-name="ce1"/>
          <table:table-cell table:style-name="ce4" table:formula="of:=AVERAGE([.G236:.G245])" office:value-type="float" office:value="38.8738" calcext:value-type="float">
            <text:p>38,8738</text:p>
          </table:table-cell>
          <table:table-cell table:style-name="ce4" table:formula="of:=AVERAGE([.H236:.H245])" office:value-type="float" office:value="18.4045" calcext:value-type="float">
            <text:p>18,4045</text:p>
          </table:table-cell>
          <table:table-cell table:style-name="ce4" table:formula="of:=AVERAGE([.I236:.I245])" office:value-type="float" office:value="51.586" calcext:value-type="float">
            <text:p>51,5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3" calcext:value-type="float">
            <text:p>0,363</text:p>
          </table:table-cell>
          <table:table-cell table:style-name="ce3" office:value-type="float" office:value="8.12" calcext:value-type="float">
            <text:p>8,12</text:p>
          </table:table-cell>
          <table:table-cell table:style-name="ce3" office:value-type="float" office:value="0.37" calcext:value-type="float">
            <text:p>0,3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75" calcext:value-type="float">
            <text:p>10,75</text:p>
          </table:table-cell>
          <table:table-cell table:style-name="ce3" office:value-type="float" office:value="13.078" calcext:value-type="float">
            <text:p>13,078</text:p>
          </table:table-cell>
          <table:table-cell table:style-name="ce3" office:value-type="float" office:value="9.81" calcext:value-type="float">
            <text:p>9,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.782" calcext:value-type="float">
            <text:p>0,782</text:p>
          </table:table-cell>
          <table:table-cell table:style-name="ce3" office:value-type="float" office:value="0.84" calcext:value-type="float">
            <text:p>0,8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5.94" calcext:value-type="float">
            <text:p>15,94</text:p>
          </table:table-cell>
          <table:table-cell table:style-name="ce3" office:value-type="float" office:value="8.42" calcext:value-type="float">
            <text:p>8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77" calcext:value-type="float">
            <text:p>0,7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1.84" calcext:value-type="float">
            <text:p>11,84</text:p>
          </table:table-cell>
          <table:table-cell table:style-name="ce3" office:value-type="float" office:value="9.51" calcext:value-type="float">
            <text:p>9,51</text:p>
          </table:table-cell>
          <table:table-cell table:style-name="ce3" office:value-type="float" office:value="9.68" calcext:value-type="float">
            <text:p>9,6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7.656" calcext:value-type="float">
            <text:p>7,656</text:p>
          </table:table-cell>
          <table:table-cell table:style-name="ce3" office:value-type="float" office:value="36.311" calcext:value-type="float">
            <text:p>36,311</text:p>
          </table:table-cell>
          <table:table-cell table:style-name="ce3" office:value-type="float" office:value="10.32" calcext:value-type="float">
            <text:p>10,3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2.44" calcext:value-type="float">
            <text:p>12,44</text:p>
          </table:table-cell>
          <table:table-cell table:style-name="ce3" office:value-type="float" office:value="10.89" calcext:value-type="float">
            <text:p>10,89</text:p>
          </table:table-cell>
          <table:table-cell table:style-name="ce3" office:value-type="float" office:value="9.1" calcext:value-type="float">
            <text:p>9,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6" calcext:value-type="float">
            <text:p>0,446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9.082" calcext:value-type="float">
            <text:p>9,082</text:p>
          </table:table-cell>
          <table:table-cell table:style-name="ce3" office:value-type="float" office:value="9.59" calcext:value-type="float">
            <text:p>9,59</text:p>
          </table:table-cell>
          <table:table-cell table:style-name="ce3" office:value-type="float" office:value="8.66" calcext:value-type="float">
            <text:p>8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03" calcext:value-type="float">
            <text:p>0,103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6.73" calcext:value-type="float">
            <text:p>16,73</text:p>
          </table:table-cell>
          <table:table-cell table:style-name="ce3" office:value-type="float" office:value="12.18" calcext:value-type="float">
            <text:p>12,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05" calcext:value-type="float">
            <text:p>0,405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3.39" calcext:value-type="float">
            <text:p>3,39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11.23" calcext:value-type="float">
            <text:p>11,23</text:p>
          </table:table-cell>
          <table:table-cell table:style-name="ce3" office:value-type="float" office:value="10.74" calcext:value-type="float">
            <text:p>10,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26.19" calcext:value-type="float">
            <text:p>26,19</text:p>
          </table:table-cell>
          <table:table-cell table:style-name="ce3" office:value-type="float" office:value="19.95" calcext:value-type="float">
            <text:p>19,95</text:p>
          </table:table-cell>
          <table:table-cell table:style-name="ce3" office:value-type="float" office:value="20.57" calcext:value-type="float">
            <text:p>20,5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343.5" calcext:value-type="float">
            <text:p>343,5</text:p>
          </table:table-cell>
          <table:table-cell table:style-name="ce3" office:value-type="float" office:value="9.05" calcext:value-type="float">
            <text:p>9,05</text:p>
          </table:table-cell>
          <table:table-cell table:style-name="ce3" office:value-type="float" office:value="8.75" calcext:value-type="float">
            <text:p>8,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 office:value-type="float" office:value="0.291" calcext:value-type="float">
            <text:p>0,291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7.46" calcext:value-type="float">
            <text:p>7,46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59.46" calcext:value-type="float">
            <text:p>59,46</text:p>
          </table:table-cell>
          <table:table-cell table:style-name="ce3" office:value-type="float" office:value="8.25" calcext:value-type="float">
            <text:p>8,25</text:p>
          </table:table-cell>
          <table:table-cell table:style-name="ce3" office:value-type="float" office:value="8.73" calcext:value-type="float">
            <text:p>8,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9:.B258])" office:value-type="float" office:value="3.6576" calcext:value-type="float">
            <text:p>3,6576</text:p>
          </table:table-cell>
          <table:table-cell table:style-name="ce4" table:formula="of:=AVERAGE([.C249:.C258])" office:value-type="float" office:value="6.7649" calcext:value-type="float">
            <text:p>6,7649</text:p>
          </table:table-cell>
          <table:table-cell table:style-name="ce4" table:formula="of:=AVERAGE([.D249:.D258])" office:value-type="float" office:value="3.7397" calcext:value-type="float">
            <text:p>3,7397</text:p>
          </table:table-cell>
          <table:table-cell table:style-name="Default"/>
          <table:table-cell table:style-name="ce1"/>
          <table:table-cell table:style-name="ce4" table:formula="of:=AVERAGE([.G249:.G258])" office:value-type="float" office:value="48.6892" calcext:value-type="float">
            <text:p>48,6892</text:p>
          </table:table-cell>
          <table:table-cell table:style-name="ce4" table:formula="of:=AVERAGE([.H249:.H258])" office:value-type="float" office:value="11.1728" calcext:value-type="float">
            <text:p>11,1728</text:p>
          </table:table-cell>
          <table:table-cell table:style-name="ce4" table:formula="of:=AVERAGE([.I249:.I258])" office:value-type="float" office:value="9.293" calcext:value-type="float">
            <text:p>9,2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2417.57" calcext:value-type="float">
            <text:p>2417,57</text:p>
          </table:table-cell>
          <table:table-cell table:style-name="ce3" office:value-type="float" office:value="769.71" calcext:value-type="float">
            <text:p>769,71</text:p>
          </table:table-cell>
          <table:table-cell table:style-name="ce3" office:value-type="float" office:value="0.63" calcext:value-type="float">
            <text:p>0,6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293" calcext:value-type="float">
            <text:p>0,029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2.513" calcext:value-type="float">
            <text:p>2,5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253.04" calcext:value-type="float">
            <text:p>253,04</text:p>
          </table:table-cell>
          <table:table-cell table:style-name="ce3" office:value-type="float" office:value="756.73" calcext:value-type="float">
            <text:p>756,73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2.096" calcext:value-type="float">
            <text:p>2,0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857.17" calcext:value-type="float">
            <text:p>857,17</text:p>
          </table:table-cell>
          <table:table-cell table:style-name="ce3" office:value-type="float" office:value="494.42" calcext:value-type="float">
            <text:p>494,42</text:p>
          </table:table-cell>
          <table:table-cell table:style-name="ce3" office:value-type="float" office:value="4984.73" calcext:value-type="float">
            <text:p>4984,73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341" calcext:value-type="float">
            <text:p>0,0341</text:p>
          </table:table-cell>
          <table:table-cell table:style-name="ce3" office:value-type="float" office:value="0.0391" calcext:value-type="float">
            <text:p>0,0391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297.54" calcext:value-type="float">
            <text:p>297,54</text:p>
          </table:table-cell>
          <table:table-cell table:style-name="ce3" office:value-type="float" office:value="149.45" calcext:value-type="float">
            <text:p>149,45</text:p>
          </table:table-cell>
          <table:table-cell table:style-name="ce3" office:value-type="float" office:value="2184.97" calcext:value-type="float">
            <text:p>2184,9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35" calcext:value-type="float">
            <text:p>0,0335</text:p>
          </table:table-cell>
          <table:table-cell table:style-name="ce3" office:value-type="float" office:value="0.0336" calcext:value-type="float">
            <text:p>0,03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683.47" calcext:value-type="float">
            <text:p>683,47</text:p>
          </table:table-cell>
          <table:table-cell table:style-name="ce3" office:value-type="float" office:value="814.67" calcext:value-type="float">
            <text:p>814,67</text:p>
          </table:table-cell>
          <table:table-cell table:style-name="ce3" office:value-type="float" office:value="5.35" calcext:value-type="float">
            <text:p>5,3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number-columns-repeated="2" table:style-name="ce3" office:value-type="float" office:value="0.028" calcext:value-type="float">
            <text:p>0,02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1606.32" calcext:value-type="float">
            <text:p>1606,32</text:p>
          </table:table-cell>
          <table:table-cell table:style-name="ce3" office:value-type="float" office:value="412.25" calcext:value-type="float">
            <text:p>412,25</text:p>
          </table:table-cell>
          <table:table-cell table:style-name="ce3" office:value-type="float" office:value="751.29" calcext:value-type="float">
            <text:p>751,29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0273" calcext:value-type="float">
            <text:p>0,02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1892.43" calcext:value-type="float">
            <text:p>1892,43</text:p>
          </table:table-cell>
          <table:table-cell table:style-name="ce3" office:value-type="float" office:value="452.45" calcext:value-type="float">
            <text:p>452,45</text:p>
          </table:table-cell>
          <table:table-cell table:style-name="ce3" office:value-type="float" office:value="404.11" calcext:value-type="float">
            <text:p>404,11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261" calcext:value-type="float">
            <text:p>0,0261</text:p>
          </table:table-cell>
          <table:table-cell table:number-columns-repeated="2" table:style-name="ce3" office:value-type="float" office:value="0.022" calcext:value-type="float">
            <text:p>0,0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1054.38" calcext:value-type="float">
            <text:p>1054,38</text:p>
          </table:table-cell>
          <table:table-cell table:style-name="ce3" office:value-type="float" office:value="156.04" calcext:value-type="float">
            <text:p>156,04</text:p>
          </table:table-cell>
          <table:table-cell table:style-name="ce3" office:value-type="float" office:value="57.29" calcext:value-type="float">
            <text:p>57,2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267" calcext:value-type="float">
            <text:p>0,0267</text:p>
          </table:table-cell>
          <table:table-cell table:style-name="ce3" office:value-type="float" office:value="0.0225" calcext:value-type="float">
            <text:p>0,0225</text:p>
          </table:table-cell>
          <table:table-cell table:style-name="ce3" office:value-type="float" office:value="0.024" calcext:value-type="float">
            <text:p>0,0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636.55" calcext:value-type="float">
            <text:p>636,55</text:p>
          </table:table-cell>
          <table:table-cell table:style-name="ce3" office:value-type="float" office:value="672.56" calcext:value-type="float">
            <text:p>672,56</text:p>
          </table:table-cell>
          <table:table-cell table:style-name="ce3" office:value-type="float" office:value="932.94" calcext:value-type="float">
            <text:p>932,9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103.31" calcext:value-type="float">
            <text:p>103,31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905.68" calcext:value-type="float">
            <text:p>905,68</text:p>
          </table:table-cell>
          <table:table-cell table:style-name="ce3" office:value-type="float" office:value="696.93" calcext:value-type="float">
            <text:p>696,93</text:p>
          </table:table-cell>
          <table:table-cell table:style-name="ce3" office:value-type="float" office:value="1019.67" calcext:value-type="float">
            <text:p>1019,6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285" calcext:value-type="float">
            <text:p>0,02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2:.B271])" office:value-type="float" office:value="1060.415" calcext:value-type="float">
            <text:p>1060,415</text:p>
          </table:table-cell>
          <table:table-cell table:style-name="ce4" table:formula="of:=AVERAGE([.C262:.C271])" office:value-type="float" office:value="537.521" calcext:value-type="float">
            <text:p>537,521</text:p>
          </table:table-cell>
          <table:table-cell table:style-name="ce4" table:formula="of:=AVERAGE([.D262:.D271])" office:value-type="float" office:value="1034.1028" calcext:value-type="float">
            <text:p>1034,1028</text:p>
          </table:table-cell>
          <table:table-cell table:style-name="Default"/>
          <table:table-cell table:style-name="ce1"/>
          <table:table-cell table:style-name="ce4" table:formula="of:=AVERAGE([.G262:.G271])" office:value-type="float" office:value="10.40312" calcext:value-type="float">
            <text:p>10,40312</text:p>
          </table:table-cell>
          <table:table-cell table:style-name="ce4" table:formula="of:=AVERAGE([.H262:.H271])" office:value-type="float" office:value="0.18721" calcext:value-type="float">
            <text:p>0,18721</text:p>
          </table:table-cell>
          <table:table-cell table:style-name="ce4" table:formula="of:=AVERAGE([.I262:.I271])" office:value-type="float" office:value="0.49224" calcext:value-type="float">
            <text:p>0,492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8.52" calcext:value-type="float">
            <text:p>8,52</text:p>
          </table:table-cell>
          <table:table-cell table:style-name="ce3" office:value-type="float" office:value="8.71" calcext:value-type="float">
            <text:p>8,7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46.55" calcext:value-type="float">
            <text:p>246,55</text:p>
          </table:table-cell>
          <table:table-cell table:style-name="ce3" office:value-type="float" office:value="206.3" calcext:value-type="float">
            <text:p>206,3</text:p>
          </table:table-cell>
          <table:table-cell table:style-name="ce3" office:value-type="float" office:value="209.61" calcext:value-type="float">
            <text:p>209,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float" office:value="7.92" calcext:value-type="float">
            <text:p>7,92</text:p>
          </table:table-cell>
          <table:table-cell table:style-name="ce3" office:value-type="float" office:value="8.63" calcext:value-type="float">
            <text:p>8,63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3.53" calcext:value-type="float">
            <text:p>213,53</text:p>
          </table:table-cell>
          <table:table-cell table:style-name="ce3" office:value-type="float" office:value="194.18" calcext:value-type="float">
            <text:p>194,18</text:p>
          </table:table-cell>
          <table:table-cell table:style-name="ce3" office:value-type="float" office:value="182.98" calcext:value-type="float">
            <text:p>182,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58" calcext:value-type="float">
            <text:p>11,58</text:p>
          </table:table-cell>
          <table:table-cell table:style-name="ce3" office:value-type="float" office:value="10.41" calcext:value-type="float">
            <text:p>10,41</text:p>
          </table:table-cell>
          <table:table-cell table:style-name="ce3" office:value-type="float" office:value="10.92" calcext:value-type="float">
            <text:p>10,92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91.25" calcext:value-type="float">
            <text:p>191,2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ce3" office:value-type="float" office:value="168.01" calcext:value-type="float">
            <text:p>168,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42.1" calcext:value-type="float">
            <text:p>42,1</text:p>
          </table:table-cell>
          <table:table-cell table:style-name="ce3" office:value-type="float" office:value="91.834" calcext:value-type="float">
            <text:p>91,83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33.31" calcext:value-type="float">
            <text:p>233,31</text:p>
          </table:table-cell>
          <table:table-cell table:style-name="ce3" office:value-type="float" office:value="220.31" calcext:value-type="float">
            <text:p>220,31</text:p>
          </table:table-cell>
          <table:table-cell table:style-name="ce3" office:value-type="float" office:value="177.55" calcext:value-type="float">
            <text:p>177,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6" calcext:value-type="float">
            <text:p>10,96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 office:value-type="float" office:value="10.7" calcext:value-type="float">
            <text:p>10,7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32.05" calcext:value-type="float">
            <text:p>232,05</text:p>
          </table:table-cell>
          <table:table-cell table:style-name="ce3" office:value-type="float" office:value="190.04" calcext:value-type="float">
            <text:p>190,04</text:p>
          </table:table-cell>
          <table:table-cell table:style-name="ce3" office:value-type="float" office:value="208.69" calcext:value-type="float">
            <text:p>208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3.11" calcext:value-type="float">
            <text:p>13,11</text:p>
          </table:table-cell>
          <table:table-cell table:style-name="ce3" office:value-type="float" office:value="12.22" calcext:value-type="float">
            <text:p>12,22</text:p>
          </table:table-cell>
          <table:table-cell table:style-name="ce3" office:value-type="float" office:value="11.06" calcext:value-type="float">
            <text:p>11,06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31.67" calcext:value-type="float">
            <text:p>231,67</text:p>
          </table:table-cell>
          <table:table-cell table:style-name="ce3" office:value-type="float" office:value="209.24" calcext:value-type="float">
            <text:p>209,24</text:p>
          </table:table-cell>
          <table:table-cell table:style-name="ce3" office:value-type="float" office:value="204.69" calcext:value-type="float">
            <text:p>204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7.64" calcext:value-type="float">
            <text:p>7,64</text:p>
          </table:table-cell>
          <table:table-cell table:style-name="ce3" office:value-type="float" office:value="7.33" calcext:value-type="float">
            <text:p>7,33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5.56" calcext:value-type="float">
            <text:p>185,56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54.66" calcext:value-type="float">
            <text:p>154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9.24" calcext:value-type="float">
            <text:p>9,24</text:p>
          </table:table-cell>
          <table:table-cell table:style-name="ce3" office:value-type="float" office:value="9.12" calcext:value-type="float">
            <text:p>9,12</text:p>
          </table:table-cell>
          <table:table-cell table:style-name="ce3" office:value-type="float" office:value="9.39" calcext:value-type="float">
            <text:p>9,39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203.43" calcext:value-type="float">
            <text:p>203,43</text:p>
          </table:table-cell>
          <table:table-cell table:style-name="ce3" office:value-type="float" office:value="174.72" calcext:value-type="float">
            <text:p>174,72</text:p>
          </table:table-cell>
          <table:table-cell table:style-name="ce3" office:value-type="float" office:value="186.85" calcext:value-type="float">
            <text:p>186,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6.073" calcext:value-type="float">
            <text:p>6,073</text:p>
          </table:table-cell>
          <table:table-cell table:style-name="ce3" office:value-type="float" office:value="6.52" calcext:value-type="float">
            <text:p>6,52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24.31" calcext:value-type="float">
            <text:p>224,31</text:p>
          </table:table-cell>
          <table:table-cell table:style-name="ce3" office:value-type="float" office:value="229.48" calcext:value-type="float">
            <text:p>229,48</text:p>
          </table:table-cell>
          <table:table-cell table:style-name="ce3" office:value-type="float" office:value="197.87" calcext:value-type="float">
            <text:p>197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46.81" calcext:value-type="float">
            <text:p>246,81</text:p>
          </table:table-cell>
          <table:table-cell table:style-name="ce3" office:value-type="float" office:value="232.09" calcext:value-type="float">
            <text:p>232,09</text:p>
          </table:table-cell>
          <table:table-cell table:style-name="ce3" office:value-type="float" office:value="225.66" calcext:value-type="float">
            <text:p>225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5:.B284])" office:value-type="float" office:value="12.867" calcext:value-type="float">
            <text:p>12,867</text:p>
          </table:table-cell>
          <table:table-cell table:style-name="ce4" table:formula="of:=AVERAGE([.C275:.C284])" office:value-type="float" office:value="17.2047" calcext:value-type="float">
            <text:p>17,2047</text:p>
          </table:table-cell>
          <table:table-cell table:style-name="ce4" table:formula="of:=AVERAGE([.D275:.D284])" office:value-type="float" office:value="8.966" calcext:value-type="float">
            <text:p>8,966</text:p>
          </table:table-cell>
          <table:table-cell table:style-name="Default"/>
          <table:table-cell table:style-name="ce1"/>
          <table:table-cell table:style-name="ce4" table:formula="of:=AVERAGE([.G275:.G284])" office:value-type="float" office:value="220.847" calcext:value-type="float">
            <text:p>220,847</text:p>
          </table:table-cell>
          <table:table-cell table:style-name="ce4" table:formula="of:=AVERAGE([.H275:.H284])" office:value-type="float" office:value="201.724" calcext:value-type="float">
            <text:p>201,724</text:p>
          </table:table-cell>
          <table:table-cell table:style-name="ce4" table:formula="of:=AVERAGE([.I275:.I284])" office:value-type="float" office:value="191.657" calcext:value-type="float">
            <text:p>191,6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97.45" calcext:value-type="float">
            <text:p>297,45</text:p>
          </table:table-cell>
          <table:table-cell table:style-name="ce3" office:value-type="float" office:value="259.33" calcext:value-type="float">
            <text:p>259,33</text:p>
          </table:table-cell>
          <table:table-cell table:style-name="ce3" office:value-type="float" office:value="243.79" calcext:value-type="float">
            <text:p>243,79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99.4" calcext:value-type="float">
            <text:p>299,4</text:p>
          </table:table-cell>
          <table:table-cell table:style-name="ce3" office:value-type="float" office:value="237.92" calcext:value-type="float">
            <text:p>237,92</text:p>
          </table:table-cell>
          <table:table-cell table:style-name="ce3" office:value-type="float" office:value="214.33" calcext:value-type="float">
            <text:p>214,33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19" calcext:value-type="percentage">
            <text:p>11,9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40.14" calcext:value-type="float">
            <text:p>240,14</text:p>
          </table:table-cell>
          <table:table-cell table:style-name="ce3" office:value-type="float" office:value="232.98" calcext:value-type="float">
            <text:p>232,98</text:p>
          </table:table-cell>
          <table:table-cell table:style-name="ce3" office:value-type="float" office:value="236.31" calcext:value-type="float">
            <text:p>236,31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929" calcext:value-type="percentage">
            <text:p>1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47.35" calcext:value-type="float">
            <text:p>247,35</text:p>
          </table:table-cell>
          <table:table-cell table:style-name="ce3" office:value-type="float" office:value="173.45" calcext:value-type="float">
            <text:p>173,45</text:p>
          </table:table-cell>
          <table:table-cell table:style-name="ce3" office:value-type="float" office:value="168.81" calcext:value-type="float">
            <text:p>168,81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71.06" calcext:value-type="float">
            <text:p>271,06</text:p>
          </table:table-cell>
          <table:table-cell table:style-name="ce3" office:value-type="float" office:value="229.63" calcext:value-type="float">
            <text:p>229,63</text:p>
          </table:table-cell>
          <table:table-cell table:style-name="ce3" office:value-type="float" office:value="294.39" calcext:value-type="float">
            <text:p>294,39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643" calcext:value-type="percentage">
            <text:p>36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71.39" calcext:value-type="float">
            <text:p>371,39</text:p>
          </table:table-cell>
          <table:table-cell table:style-name="ce3" office:value-type="float" office:value="222.15" calcext:value-type="float">
            <text:p>222,15</text:p>
          </table:table-cell>
          <table:table-cell table:style-name="ce3" office:value-type="float" office:value="348.45" calcext:value-type="float">
            <text:p>348,4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83.78" calcext:value-type="float">
            <text:p>283,78</text:p>
          </table:table-cell>
          <table:table-cell table:style-name="ce3" office:value-type="float" office:value="232.63" calcext:value-type="float">
            <text:p>232,63</text:p>
          </table:table-cell>
          <table:table-cell table:style-name="ce3" office:value-type="float" office:value="314.75" calcext:value-type="float">
            <text:p>314,75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452" calcext:value-type="percentage">
            <text:p>2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33.71" calcext:value-type="float">
            <text:p>233,71</text:p>
          </table:table-cell>
          <table:table-cell table:style-name="ce3" office:value-type="float" office:value="295.75" calcext:value-type="float">
            <text:p>295,7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239.35" calcext:value-type="float">
            <text:p>239,35</text:p>
          </table:table-cell>
          <table:table-cell table:style-name="ce3" office:value-type="float" office:value="218.91" calcext:value-type="float">
            <text:p>218,91</text:p>
          </table:table-cell>
          <table:table-cell table:style-name="ce3" office:value-type="float" office:value="257.9" calcext:value-type="float">
            <text:p>257,9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3738" calcext:value-type="percentage">
            <text:p>37,38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45.63" calcext:value-type="float">
            <text:p>345,63</text:p>
          </table:table-cell>
          <table:table-cell table:style-name="ce3" office:value-type="float" office:value="268.12" calcext:value-type="float">
            <text:p>268,12</text:p>
          </table:table-cell>
          <table:table-cell table:style-name="ce3" office:value-type="float" office:value="213.47" calcext:value-type="float">
            <text:p>213,47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8:.B297])" office:value-type="float" office:value="282.926" calcext:value-type="float">
            <text:p>282,926</text:p>
          </table:table-cell>
          <table:table-cell table:style-name="ce4" table:formula="of:=AVERAGE([.C288:.C297])" office:value-type="float" office:value="237.087" calcext:value-type="float">
            <text:p>237,087</text:p>
          </table:table-cell>
          <table:table-cell table:style-name="ce4" table:formula="of:=AVERAGE([.D288:.D297])" office:value-type="float" office:value="247.933" calcext:value-type="float">
            <text:p>247,933</text:p>
          </table:table-cell>
          <table:table-cell table:style-name="Default"/>
          <table:table-cell table:style-name="ce1"/>
          <table:table-cell table:style-name="ce1" table:formula="of:=AVERAGE([.G288:.G297])" office:value-type="percentage" office:value="0.23476" calcext:value-type="percentage">
            <text:p>23,48%</text:p>
          </table:table-cell>
          <table:table-cell table:style-name="ce1" table:formula="of:=AVERAGE([.H288:.H297])" office:value-type="percentage" office:value="0.23952" calcext:value-type="percentage">
            <text:p>23,95%</text:p>
          </table:table-cell>
          <table:table-cell table:style-name="ce1" table:formula="of:=AVERAGE([.I288:.I297])" office:value-type="percentage" office:value="0.25453" calcext:value-type="percentage">
            <text:p>25,4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31" calcext:value-type="percentage">
            <text:p>6,31%</text:p>
          </table:table-cell>
          <table:table-cell table:style-name="Default"/>
          <table:table-cell office:value-type="string" calcext:value-type="string">
            <text:p>Spiral_1</text:p>
          </table:table-cell>
          <table:table-cell office:value-type="percentage" office:value="0.489" calcext:value-type="percentage">
            <text:p>48,90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96" calcext:value-type="percentage">
            <text:p>9,96%</text:p>
          </table:table-cell>
          <table:table-cell table:style-name="Default"/>
          <table:table-cell office:value-type="string" calcext:value-type="string">
            <text:p>Spiral_2</text:p>
          </table:table-cell>
          <table:table-cell office:value-type="percentage" office:value="0.4192" calcext:value-type="percentage">
            <text:p>41,92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22" calcext:value-type="percentage">
            <text:p>7,22%</text:p>
          </table:table-cell>
          <table:table-cell table:style-name="Default"/>
          <table:table-cell office:value-type="string" calcext:value-type="string">
            <text:p>Spiral_3</text:p>
          </table:table-cell>
          <table:table-cell office:value-type="percentage" office:value="0.433" calcext:value-type="percentage">
            <text:p>43,30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91" calcext:value-type="percentage">
            <text:p>9,10%</text:p>
          </table:table-cell>
          <table:table-cell/>
          <table:table-cell office:value-type="percentage" office:value="0.0841" calcext:value-type="percentage">
            <text:p>8,41%</text:p>
          </table:table-cell>
          <table:table-cell table:style-name="Default"/>
          <table:table-cell office:value-type="string" calcext:value-type="string">
            <text:p>Spiral_4</text:p>
          </table:table-cell>
          <table:table-cell office:value-type="percentage" office:value="0.4428" calcext:value-type="percentage">
            <text:p>44,28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82" calcext:value-type="percentage">
            <text:p>7,82%</text:p>
          </table:table-cell>
          <table:table-cell/>
          <table:table-cell office:value-type="percentage" office:value="0.0576" calcext:value-type="percentage">
            <text:p>5,76%</text:p>
          </table:table-cell>
          <table:table-cell table:style-name="Default"/>
          <table:table-cell office:value-type="string" calcext:value-type="string">
            <text:p>Spiral_5</text:p>
          </table:table-cell>
          <table:table-cell office:value-type="percentage" office:value="0.46" calcext:value-type="percentage">
            <text:p>46,00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53" calcext:value-type="percentage">
            <text:p>8,53%</text:p>
          </table:table-cell>
          <table:table-cell/>
          <table:table-cell office:value-type="percentage" office:value="0.0722" calcext:value-type="percentage">
            <text:p>7,22%</text:p>
          </table:table-cell>
          <table:table-cell table:style-name="Default"/>
          <table:table-cell office:value-type="string" calcext:value-type="string">
            <text:p>Spiral_6</text:p>
          </table:table-cell>
          <table:table-cell office:value-type="percentage" office:value="0.4918" calcext:value-type="percentage">
            <text:p>49,18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88" calcext:value-type="percentage">
            <text:p>8,88%</text:p>
          </table:table-cell>
          <table:table-cell/>
          <table:table-cell office:value-type="percentage" office:value="0.0786" calcext:value-type="percentage">
            <text:p>7,86%</text:p>
          </table:table-cell>
          <table:table-cell table:style-name="Default"/>
          <table:table-cell office:value-type="string" calcext:value-type="string">
            <text:p>Spiral_7</text:p>
          </table:table-cell>
          <table:table-cell office:value-type="percentage" office:value="0.4292" calcext:value-type="percentage">
            <text:p>42,92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692" calcext:value-type="percentage">
            <text:p>6,92%</text:p>
          </table:table-cell>
          <table:table-cell/>
          <table:table-cell office:value-type="percentage" office:value="0.0649" calcext:value-type="percentage">
            <text:p>6,49%</text:p>
          </table:table-cell>
          <table:table-cell table:style-name="Default"/>
          <table:table-cell office:value-type="string" calcext:value-type="string">
            <text:p>Spiral_8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style-name="Default"/>
          <table:table-cell office:value-type="string" calcext:value-type="string">
            <text:p>Spiral_9</text:p>
          </table:table-cell>
          <table:table-cell office:value-type="percentage" office:value="0.429" calcext:value-type="percentage">
            <text:p>42,90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0814" calcext:value-type="percentage">
            <text:p>8,14%</text:p>
          </table:table-cell>
          <table:table-cell table:style-name="Default"/>
          <table:table-cell office:value-type="string" calcext:value-type="string">
            <text:p>Spiral_10</text:p>
          </table:table-cell>
          <table:table-cell office:value-type="percentage" office:value="0.4392" calcext:value-type="percentage">
            <text:p>43,92%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01:.B310])" office:value-type="percentage" office:value="0.08277" calcext:value-type="percentage">
            <text:p>8,28%</text:p>
          </table:table-cell>
          <table:table-cell table:style-name="ce1" table:formula="of:=AVERAGE([.C301:.C310])" office:value-type="percentage" office:value="0.0804" calcext:value-type="percentage">
            <text:p>8,04%</text:p>
          </table:table-cell>
          <table:table-cell table:style-name="ce1" table:formula="of:=AVERAGE([.D301:.D310])" office:value-type="percentage" office:value="0.07423" calcext:value-type="percentage">
            <text:p>7,42%</text:p>
          </table:table-cell>
          <table:table-cell table:style-name="Default"/>
          <table:table-cell table:style-name="ce1"/>
          <table:table-cell table:style-name="ce1" table:formula="of:=AVERAGE([.G301:.G310])" office:value-type="percentage" office:value="0.44499" calcext:value-type="percentage">
            <text:p>44,50%</text:p>
          </table:table-cell>
          <table:table-cell table:style-name="ce1" table:formula="of:=AVERAGE([.H301:.H310])" office:value-type="string" office:string-value="" calcext:value-type="error">
            <text:p>#DIV/0!</text:p>
          </table:table-cell>
          <table:table-cell table:style-name="ce1" table:formula="of:=AVERAGE([.I301:.I31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Default" table:formula="of:=0.082/13" office:value-type="float" office:value="0.00630769230769231" calcext:value-type="float">
            <text:p>0,00630769230769231</text:p>
          </table:table-cell>
          <table:table-cell table:style-name="Default" table:number-columns-repeated="10"/>
          <table:table-cell table:number-columns-repeated="1012"/>
        </table:table-row>
      </table:table>
      <table:table table:name="gen_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3303" calcext:value-type="percentage">
            <text:p>33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36" calcext:value-type="percentage">
            <text:p>9,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388" calcext:value-type="percentage">
            <text:p>33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5491" calcext:value-type="percentage">
            <text:p>54,91%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5725" calcext:value-type="percentage">
            <text:p>57,25%</text:p>
          </table:table-cell>
          <table:table-cell office:value-type="percentage" office:value="0.5583" calcext:value-type="percentage">
            <text:p>55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618" calcext:value-type="percentage">
            <text:p>56,18%</text:p>
          </table:table-cell>
          <table:table-cell office:value-type="percentage" office:value="0.5721" calcext:value-type="percentage">
            <text:p>57,21%</text:p>
          </table:table-cell>
          <table:table-cell office:value-type="percentage" office:value="0.5551" calcext:value-type="percentage">
            <text:p>55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834" calcext:value-type="percentage">
            <text:p>28,34%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943" calcext:value-type="percentage">
            <text:p>29,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984" calcext:value-type="percentage">
            <text:p>9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19" calcext:value-type="percentage">
            <text:p>33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545" calcext:value-type="percentage">
            <text:p>25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742" calcext:value-type="percentage">
            <text:p>7,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955" calcext:value-type="percentage">
            <text:p>19,55%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8" calcext:value-type="percentage">
            <text:p>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2854" calcext:value-type="percentage">
            <text:p>28,54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525" calcext:value-type="percentage">
            <text:p>35,25%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3493" calcext:value-type="percentage">
            <text:p>34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607" calcext:value-type="percentage">
            <text:p>56,07%</text:p>
          </table:table-cell>
          <table:table-cell office:value-type="percentage" office:value="0.5772" calcext:value-type="percentage">
            <text:p>57,72%</text:p>
          </table:table-cell>
          <table:table-cell office:value-type="percentage" office:value="0.5243" calcext:value-type="percentage">
            <text:p>52,43%</text:p>
          </table:table-cell>
          <table:table-cell office:value-type="percentage" office:value="0.51" calcext:value-type="percentage">
            <text:p>5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92" calcext:value-type="percentage">
            <text:p>19,20%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5" calcext:value-type="percentage">
            <text:p>10,85%</text:p>
          </table:table-cell>
          <table:table-cell office:value-type="percentage" office:value="0.1009" calcext:value-type="percentage">
            <text:p>10,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21" calcext:value-type="percentage">
            <text:p>2,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637" calcext:value-type="percentage">
            <text:p>16,3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51246153846154" calcext:value-type="percentage">
            <text:p>25,12%</text:p>
          </table:table-cell>
          <table:table-cell table:style-name="ce14" table:formula="of:=AVERAGE([.C3:.C28])" office:value-type="percentage" office:value="0.234661538461538" calcext:value-type="percentage">
            <text:p>23,47%</text:p>
          </table:table-cell>
          <table:table-cell table:style-name="ce14" table:formula="of:=AVERAGE([.D3:.D28])" office:value-type="percentage" office:value="0.236761538461538" calcext:value-type="percentage">
            <text:p>23,68%</text:p>
          </table:table-cell>
          <table:table-cell table:style-name="ce14" table:formula="of:=AVERAGE([.E3:.E28])" office:value-type="percentage" office:value="0.231315384615385" calcext:value-type="percentage">
            <text:p>23,13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3" office:value-type="string" calcext:value-type="string">
            <text:p>DIVIDE</text:p>
          </table:table-cell>
          <table:table-cell table:style-name="ce13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869.79/417" office:value-type="float" office:value="6.88199040767386" calcext:value-type="float">
            <text:p>6,88199040767386</text:p>
          </table:table-cell>
          <table:table-cell table:style-name="Default" office:value-type="float" office:value="7.17" calcext:value-type="float">
            <text:p>7,17</text:p>
          </table:table-cell>
          <table:table-cell table:style-name="Default" table:formula="of:=2619.33/417" office:value-type="float" office:value="6.28136690647482" calcext:value-type="float">
            <text:p>6,28136690647482</text:p>
          </table:table-cell>
          <table:table-cell table:style-name="Default" table:formula="of:=2704.34/417" office:value-type="float" office:value="6.4852278177458" calcext:value-type="float">
            <text:p>6,4852278177458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1.199/150" office:value-type="float" office:value="0.00799333333333333" calcext:value-type="float">
            <text:p>0,00799333333333333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formula="of:=5.94/150" office:value-type="float" office:value="0.0396" calcext:value-type="float">
            <text:p>0,0396</text:p>
          </table:table-cell>
          <table:table-cell table:style-name="Default" table:formula="of:=1.4566/150" office:value-type="float" office:value="0.00971066666666667" calcext:value-type="float">
            <text:p>0,0097106666666666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513.56/33" office:value-type="float" office:value="106.471515151515" calcext:value-type="float">
            <text:p>106,471515151515</text:p>
          </table:table-cell>
          <table:table-cell table:style-name="Default" office:value-type="float" office:value="103.6" calcext:value-type="float">
            <text:p>103,6</text:p>
          </table:table-cell>
          <table:table-cell table:style-name="Default" table:formula="of:=3532.16/33" office:value-type="float" office:value="107.035151515152" calcext:value-type="float">
            <text:p>107,035151515152</text:p>
          </table:table-cell>
          <table:table-cell table:style-name="Default" table:formula="of:=3541.003/33" office:value-type="float" office:value="107.303121212121" calcext:value-type="float">
            <text:p>107,30312121212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5.86/9" office:value-type="float" office:value="0.651111111111111" calcext:value-type="float">
            <text:p>0,651111111111111</text:p>
          </table:table-cell>
          <table:table-cell table:style-name="Default" office:value-type="float" office:value="0.027" calcext:value-type="float">
            <text:p>0,027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office:value-type="float" office:value="0.097" calcext:value-type="float">
            <text:p>0,09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39.21/4" office:value-type="float" office:value="9.8025" calcext:value-type="float">
            <text:p>9,8025</text:p>
          </table:table-cell>
          <table:table-cell table:style-name="Default" office:value-type="float" office:value="5.74" calcext:value-type="float">
            <text:p>5,74</text:p>
          </table:table-cell>
          <table:table-cell table:style-name="Default" table:formula="of:=5.51/4" office:value-type="float" office:value="1.3775" calcext:value-type="float">
            <text:p>1,3775</text:p>
          </table:table-cell>
          <table:table-cell table:style-name="Default" table:formula="of:=11.38/4" office:value-type="float" office:value="2.845" calcext:value-type="float">
            <text:p>2,8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7364/103" office:value-type="float" office:value="0.0168582524271845" calcext:value-type="float">
            <text:p>0,0168582524271845</text:p>
          </table:table-cell>
          <table:table-cell table:style-name="Default" office:value-type="float" office:value="0.0099" calcext:value-type="float">
            <text:p>0,0099</text:p>
          </table:table-cell>
          <table:table-cell table:style-name="Default" table:formula="of:=29.972/103" office:value-type="float" office:value="0.290990291262136" calcext:value-type="float">
            <text:p>0,290990291262136</text:p>
          </table:table-cell>
          <table:table-cell table:style-name="Default" table:formula="of:=43.47/103" office:value-type="float" office:value="0.422038834951456" calcext:value-type="float">
            <text:p>0,42203883495145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12.867/36" office:value-type="float" office:value="0.357416666666667" calcext:value-type="float">
            <text:p>0,357416666666667</text:p>
          </table:table-cell>
          <table:table-cell table:style-name="Default" office:value-type="float" office:value="1.013" calcext:value-type="float">
            <text:p>1,013</text:p>
          </table:table-cell>
          <table:table-cell table:style-name="Default" table:formula="of:=17.2/36" office:value-type="float" office:value="0.477777777777778" calcext:value-type="float">
            <text:p>0,477777777777778</text:p>
          </table:table-cell>
          <table:table-cell table:style-name="Default" table:formula="of:=8.966/36" office:value-type="float" office:value="0.249055555555555" calcext:value-type="float">
            <text:p>0,2490555555555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52.14/4" office:value-type="float" office:value="38.035" calcext:value-type="float">
            <text:p>38,035</text:p>
          </table:table-cell>
          <table:table-cell table:style-name="Default" office:value-type="float" office:value="19.86" calcext:value-type="float">
            <text:p>19,86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table:formula="of:=53.993/4" office:value-type="float" office:value="13.49825" calcext:value-type="float">
            <text:p>13,498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921.99/50" office:value-type="float" office:value="38.4398" calcext:value-type="float">
            <text:p>38,4398</text:p>
          </table:table-cell>
          <table:table-cell table:style-name="Default" office:value-type="float" office:value="43.26" calcext:value-type="float">
            <text:p>43,26</text:p>
          </table:table-cell>
          <table:table-cell table:style-name="Default" table:formula="of:=1780.28/50" office:value-type="float" office:value="35.6056" calcext:value-type="float">
            <text:p>35,6056</text:p>
          </table:table-cell>
          <table:table-cell table:style-name="Default" table:formula="of:=1790.565/50" office:value-type="float" office:value="35.8113" calcext:value-type="float">
            <text:p>35,81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38.87/25" office:value-type="float" office:value="1.5548" calcext:value-type="float">
            <text:p>1,5548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table:formula="of:=18.4/25" office:value-type="float" office:value="0.736" calcext:value-type="float">
            <text:p>0,736</text:p>
          </table:table-cell>
          <table:table-cell table:style-name="Default" table:formula="of:=51.59/25" office:value-type="float" office:value="2.0636" calcext:value-type="float">
            <text:p>2,06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3.66/6" office:value-type="float" office:value="0.61" calcext:value-type="float">
            <text:p>0,61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table:formula="of:=6.76/6" office:value-type="float" office:value="1.12666666666667" calcext:value-type="float">
            <text:p>1,12666666666667</text:p>
          </table:table-cell>
          <table:table-cell table:style-name="Default" table:formula="of:=3.74/6" office:value-type="float" office:value="0.623333333333333" calcext:value-type="float">
            <text:p>0,623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220.85/104" office:value-type="float" office:value="2.12355769230769" calcext:value-type="float">
            <text:p>2,12355769230769</text:p>
          </table:table-cell>
          <table:table-cell table:style-name="Default" office:value-type="float" office:value="2.41" calcext:value-type="float">
            <text:p>2,41</text:p>
          </table:table-cell>
          <table:table-cell table:style-name="Default" table:formula="of:=201.72/104" office:value-type="float" office:value="1.93961538461538" calcext:value-type="float">
            <text:p>1,93961538461538</text:p>
          </table:table-cell>
          <table:table-cell table:style-name="Default" table:formula="of:=191.657/104" office:value-type="float" office:value="1.84285576923077" calcext:value-type="float">
            <text:p>1,8428557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1060.42/7" office:value-type="float" office:value="151.488571428571" calcext:value-type="float">
            <text:p>151,488571428571</text:p>
          </table:table-cell>
          <table:table-cell table:style-name="Default" office:value-type="float" office:value="105.41" calcext:value-type="float">
            <text:p>105,41</text:p>
          </table:table-cell>
          <table:table-cell table:style-name="Default" office:value-type="float" office:value="96.79" calcext:value-type="float">
            <text:p>96,79</text:p>
          </table:table-cell>
          <table:table-cell table:style-name="Default" table:formula="of:=634.1/7" office:value-type="float" office:value="90.5857142857143" calcext:value-type="float">
            <text:p>90,58571428571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48.69/217" office:value-type="float" office:value="0.224377880184332" calcext:value-type="float">
            <text:p>0,224377880184332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table:formula="of:=11.17/217" office:value-type="float" office:value="0.0514746543778802" calcext:value-type="float">
            <text:p>0,0514746543778802</text:p>
          </table:table-cell>
          <table:table-cell table:style-name="Default" table:formula="of:=9.293/217" office:value-type="float" office:value="0.0428248847926267" calcext:value-type="float">
            <text:p>0,0428248847926267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82.93/104" office:value-type="float" office:value="2.72048076923077" calcext:value-type="float">
            <text:p>2,72048076923077</text:p>
          </table:table-cell>
          <table:table-cell table:style-name="Default" office:value-type="float" office:value="2.929" calcext:value-type="float">
            <text:p>2,929</text:p>
          </table:table-cell>
          <table:table-cell table:style-name="Default" table:formula="of:=237.087/104" office:value-type="float" office:value="2.27968269230769" calcext:value-type="float">
            <text:p>2,27968269230769</text:p>
          </table:table-cell>
          <table:table-cell table:style-name="Default" table:formula="of:=227.933/104" office:value-type="float" office:value="2.19166346153846" calcext:value-type="float">
            <text:p>2,19166346153846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10.4/160" office:value-type="float" office:value="0.065" calcext:value-type="float">
            <text:p>0,065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table:formula="of:=0.187/160" office:value-type="float" office:value="0.00116875" calcext:value-type="float">
            <text:p>0,00116875</text:p>
          </table:table-cell>
          <table:table-cell table:style-name="Default" table:formula="of:=0.49224/160" office:value-type="float" office:value="0.0030765" calcext:value-type="float">
            <text:p>0,003076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22.4656857933138" calcext:value-type="float">
            <text:p>22,4656857933138</text:p>
          </table:table-cell>
          <table:table-cell table:style-name="ce13" table:formula="of:=AVERAGE([.C34:.C49])" office:value-type="float" office:value="18.55149375" calcext:value-type="float">
            <text:p>18,55149375</text:p>
          </table:table-cell>
          <table:table-cell table:style-name="ce13" table:formula="of:=AVERAGE([.D34:.D49])" office:value-type="float" office:value="16.7356621649146" calcext:value-type="float">
            <text:p>16,7356621649146</text:p>
          </table:table-cell>
          <table:table-cell table:style-name="ce13" table:formula="of:=AVERAGE([.E34:.E49])" office:value-type="float" office:value="16.5046107701031" calcext:value-type="float">
            <text:p>16,5046107701031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3-01-06T10:38:09.574246926</dc:date>
    <meta:editing-duration>P4DT7H25M7S</meta:editing-duration>
    <meta:editing-cycles>2620</meta:editing-cycles>
    <meta:generator>LibreOffice/7.3.7.2$Linux_X86_64 LibreOffice_project/30$Build-2</meta:generator>
    <meta:document-statistic meta:table-count="7" meta:cell-count="781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1cm" svg:y="0.315cm" chart:style-name="ch2">
          <text:p>TIME PLOT</text:p>
        </chart:title>
        <chart:plot-area chart:style-name="ch3" table:cell-range-address="Φύλλο3.A54:Φύλλο3.B61" chart:data-source-has-labels="column" svg:x="1.314cm" svg:y="1.28cm" svg:width="14.366cm" svg:height="7.54cm">
          <chart:coordinate-region svg:x="1.963cm" svg:y="1.468cm" svg:width="13.717cm" svg:height="5.337cm"/>
          <chart:axis chart:dimension="x" chart:name="primary-x" chart:style-name="ch4" chartooo:axis-type="auto">
            <chartooo:date-scale/>
            <chart:categories table:cell-range-address="Φύλλο3.A54:Φύλλο3.A61"/>
          </chart:axis>
          <chart:axis chart:dimension="y" chart:name="primary-y" chart:style-name="ch5">
            <chart:title svg:x="0.451cm" svg:y="6.256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1" chart:class="chart:bar">
            <chart:data-point chart:style-name="ch9" chart:repeated="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1</svg:desc>
                </draw:g>
              </table:table-cell>
              <table:table-cell office:value-type="float" office:value="17.8">
                <text:p>17.8</text:p>
                <draw:g>
                  <svg:desc>Φύλλο3.B54:Φύλλο3.B61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NEAT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21cm" svg:y="3.974cm" style:legend-expansion="high" chart:style-name="ch2"/>
        <chart:plot-area chart:style-name="ch3" table:cell-range-address="Φύλλο3.B96:Φύλλο3.D100" chart:data-source-has-labels="both" svg:x="0.32cm" svg:y="0.18cm" svg:width="13.081cm" svg:height="8.64cm">
          <chart:coordinate-region svg:x="1.366cm" svg:y="0.368cm" svg:width="12.035cm" svg:height="7.827cm"/>
          <chart:axis chart:dimension="x" chart:name="primary-x" chart:style-name="ch4" chartooo:axis-type="auto">
            <chartooo:date-scale/>
            <chart:categories table:cell-range-address="Φύλλο3.B97:Φύλλο3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3.C97:Φύλλο3.C100" chart:label-cell-address="Φύλλο3.C96:Φύλλο3.C96" chart:class="chart:bar">
            <chart:data-point chart:repeated="4"/>
          </chart:series>
          <chart:series chart:style-name="ch8" chart:values-cell-range-address="Φύλλο3.D97:Φύλλο3.D100" chart:label-cell-address="Φύλλο3.D96:Φύλλο3.D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am</text:p>
                <draw:g>
                  <svg:desc>Φύλλο3.C96:Φύλλο3.C96</svg:desc>
                </draw:g>
              </table:table-cell>
              <table:table-cell office:value-type="string">
                <text:p>Proposed</text:p>
                <draw:g>
                  <svg:desc>Φύλλο3.D96:Φύλλο3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B97:Φύλλο3.B100</svg:desc>
                </draw:g>
              </table:table-cell>
              <table:table-cell office:value-type="float" office:value="509.04">
                <text:p>509.04</text:p>
                <draw:g>
                  <svg:desc>Φύλλο3.C97:Φύλλο3.C100</svg:desc>
                </draw:g>
              </table:table-cell>
              <table:table-cell office:value-type="float" office:value="4115.18">
                <text:p>4115.18</text:p>
                <draw:g>
                  <svg:desc>Φύλλο3.D97:Φύλλο3.D100</svg:desc>
                </draw:g>
              </table:table-cell>
            </table:table-row>
            <table:table-row>
              <table:table-cell office:value-type="string">
                <text:p>Threads2</text:p>
              </table:table-cell>
              <table:table-cell office:value-type="float" office:value="268.98">
                <text:p>268.98</text:p>
              </table:table-cell>
              <table:table-cell office:value-type="float" office:value="2213.32">
                <text:p>2213.32</text:p>
              </table:table-cell>
            </table:table-row>
            <table:table-row>
              <table:table-cell office:value-type="string">
                <text:p>Threads4</text:p>
              </table:table-cell>
              <table:table-cell office:value-type="float" office:value="154.23">
                <text:p>154.23</text:p>
              </table:table-cell>
              <table:table-cell office:value-type="float" office:value="1131.32">
                <text:p>1131.32</text:p>
              </table:table-cell>
            </table:table-row>
            <table:table-row>
              <table:table-cell office:value-type="string">
                <text:p>Threads8</text:p>
              </table:table-cell>
              <table:table-cell office:value-type="float" office:value="101.85">
                <text:p>101.85</text:p>
              </table:table-cell>
              <table:table-cell office:value-type="float" office:value="569.73">
                <text:p>569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